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jectors</text:p>
          </table:table-cell>
          <table:table-cell office:value-type="string" calcext:value-type="string">
            <text:p>injRate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4.12273" calcext:value-type="float">
            <text:p>4.122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12033" calcext:value-type="float">
            <text:p>4.1203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34043" calcext:value-type="float">
            <text:p>3.3404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32356" calcext:value-type="float">
            <text:p>4.32356</text:p>
          </table:table-cell>
        </table:table-row>
        <table:table-row table:style-name="ro1">
          <table:table-cell table:style-name="ce1" office:value-type="float" office:value="0.235" calcext:value-type="float">
            <text:p>0.235</text:p>
          </table:table-cell>
          <table:table-cell office:value-type="float" office:value="0.01" calcext:value-type="float">
            <text:p>0.01</text:p>
          </table:table-cell>
          <table:table-cell office:value-type="float" office:value="4.19549" calcext:value-type="float">
            <text:p>4.195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18928" calcext:value-type="float">
            <text:p>4.1892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39141" calcext:value-type="float">
            <text:p>3.391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36653" calcext:value-type="float">
            <text:p>4.36653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26528" calcext:value-type="float">
            <text:p>4.265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25787" calcext:value-type="float">
            <text:p>4.257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47477" calcext:value-type="float">
            <text:p>3.4747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299" calcext:value-type="float">
            <text:p>4.44299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3311" calcext:value-type="float">
            <text:p>4.33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31886" calcext:value-type="float">
            <text:p>4.3188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52629" calcext:value-type="float">
            <text:p>3.526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50171" calcext:value-type="float">
            <text:p>4.50171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40543" calcext:value-type="float">
            <text:p>4.405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38995" calcext:value-type="float">
            <text:p>4.3899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.59753" calcext:value-type="float">
            <text:p>3.5975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5648" calcext:value-type="float">
            <text:p>4.5648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48448" calcext:value-type="float">
            <text:p>4.4844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46537" calcext:value-type="float">
            <text:p>4.4653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66577" calcext:value-type="float">
            <text:p>3.665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6252" calcext:value-type="float">
            <text:p>4.6252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58048" calcext:value-type="float">
            <text:p>4.5804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5761" calcext:value-type="float">
            <text:p>4.557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.75216" calcext:value-type="float">
            <text:p>3.752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70561" calcext:value-type="float">
            <text:p>4.7056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65913" calcext:value-type="float">
            <text:p>4.659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63052" calcext:value-type="float">
            <text:p>4.6305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.82503" calcext:value-type="float">
            <text:p>3.8250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76668" calcext:value-type="float">
            <text:p>4.76668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74541" calcext:value-type="float">
            <text:p>4.7454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71195" calcext:value-type="float">
            <text:p>4.7119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.92344" calcext:value-type="float">
            <text:p>3.9234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84144" calcext:value-type="float">
            <text:p>4.8414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84187" calcext:value-type="float">
            <text:p>4.8418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80028" calcext:value-type="float">
            <text:p>4.8002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.99535" calcext:value-type="float">
            <text:p>3.9953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6" calcext:value-type="float">
            <text:p>0.049999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79" calcext:value-type="float">
            <text:p>0.0900579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92057" calcext:value-type="float">
            <text:p>4.92057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93021" calcext:value-type="float">
            <text:p>4.9302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88092" calcext:value-type="float">
            <text:p>4.8809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07943" calcext:value-type="float">
            <text:p>4.079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99177" calcext:value-type="float">
            <text:p>4.9917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5.02108" calcext:value-type="float">
            <text:p>5.0210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.96533" calcext:value-type="float">
            <text:p>4.9653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17372" calcext:value-type="float">
            <text:p>4.1737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5.06427" calcext:value-type="float">
            <text:p>5.06427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5.11472" calcext:value-type="float">
            <text:p>5.1147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.04882" calcext:value-type="float">
            <text:p>5.0488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25842" calcext:value-type="float">
            <text:p>4.2584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" calcext:value-type="float">
            <text:p>0.065021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5.14026" calcext:value-type="float">
            <text:p>5.14026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5.227" calcext:value-type="float">
            <text:p>5.2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5267" calcext:value-type="float">
            <text:p>5.1526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35298" calcext:value-type="float">
            <text:p>4.3529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5.22819" calcext:value-type="float">
            <text:p>5.22819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5.32097" calcext:value-type="float">
            <text:p>5.3209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23462" calcext:value-type="float">
            <text:p>5.2346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.44874" calcext:value-type="float">
            <text:p>4.4487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27" calcext:value-type="float">
            <text:p>0.137427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29" calcext:value-type="float">
            <text:p>1.79629</text:p>
          </table:table-cell>
          <table:table-cell office:value-type="float" office:value="5.29888" calcext:value-type="float">
            <text:p>5.29888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5.44527" calcext:value-type="float">
            <text:p>5.4452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34606" calcext:value-type="float">
            <text:p>5.3460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6187" calcext:value-type="float">
            <text:p>4.5618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5.39325" calcext:value-type="float">
            <text:p>5.39325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5.55629" calcext:value-type="float">
            <text:p>5.5562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43954" calcext:value-type="float">
            <text:p>5.4395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.65234" calcext:value-type="float">
            <text:p>4.6523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7" calcext:value-type="float">
            <text:p>0.0850127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4" calcext:value-type="float">
            <text:p>0.152904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" calcext:value-type="float">
            <text:p>1.7986</text:p>
          </table:table-cell>
          <table:table-cell office:value-type="float" office:value="5.47017" calcext:value-type="float">
            <text:p>5.47017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5.67231" calcext:value-type="float">
            <text:p>5.672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4012" calcext:value-type="float">
            <text:p>5.5401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.75151" calcext:value-type="float">
            <text:p>4.7515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2" calcext:value-type="float">
            <text:p>0.162012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5.54872" calcext:value-type="float">
            <text:p>5.5487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5.78548" calcext:value-type="float">
            <text:p>5.7854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63666" calcext:value-type="float">
            <text:p>5.6366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.85078" calcext:value-type="float">
            <text:p>4.850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6" calcext:value-type="float">
            <text:p>0.0950106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office:value-type="float" office:value="1.79979" calcext:value-type="float">
            <text:p>1.79979</text:p>
          </table:table-cell>
          <table:table-cell office:value-type="float" office:value="1.79977" calcext:value-type="float">
            <text:p>1.79977</text:p>
          </table:table-cell>
          <table:table-cell office:value-type="float" office:value="5.62869" calcext:value-type="float">
            <text:p>5.6286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5.91314" calcext:value-type="float">
            <text:p>5.9131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74835" calcext:value-type="float">
            <text:p>5.7483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.95623" calcext:value-type="float">
            <text:p>4.9562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59" calcext:value-type="float">
            <text:p>0.180059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5.71913" calcext:value-type="float">
            <text:p>5.71913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6.06415" calcext:value-type="float">
            <text:p>6.0641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87174" calcext:value-type="float">
            <text:p>5.8717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08587" calcext:value-type="float">
            <text:p>5.0858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table:number-columns-repeated="2" office:value-type="float" office:value="1.80077" calcext:value-type="float">
            <text:p>1.80077</text:p>
          </table:table-cell>
          <table:table-cell office:value-type="float" office:value="5.82225" calcext:value-type="float">
            <text:p>5.82225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6.19233" calcext:value-type="float">
            <text:p>6.1923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97552" calcext:value-type="float">
            <text:p>5.9755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18135" calcext:value-type="float">
            <text:p>5.1813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3" calcext:value-type="float">
            <text:p>0.198213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5.90118" calcext:value-type="float">
            <text:p>5.90118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6.3592" calcext:value-type="float">
            <text:p>6.359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.10238" calcext:value-type="float">
            <text:p>6.1023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31701" calcext:value-type="float">
            <text:p>5.3170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6" calcext:value-type="float">
            <text:p>0.115056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3" calcext:value-type="float">
            <text:p>0.207163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4" calcext:value-type="float">
            <text:p>1.80054</text:p>
          </table:table-cell>
          <table:table-cell office:value-type="float" office:value="6.0052" calcext:value-type="float">
            <text:p>6.005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6.50864" calcext:value-type="float">
            <text:p>6.5086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.21696" calcext:value-type="float">
            <text:p>6.2169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2911" calcext:value-type="float">
            <text:p>5.4291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15" calcext:value-type="float">
            <text:p>0.11915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5" calcext:value-type="float">
            <text:p>0.216165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1" calcext:value-type="float">
            <text:p>1.80001</text:p>
          </table:table-cell>
          <table:table-cell office:value-type="float" office:value="6.0925" calcext:value-type="float">
            <text:p>6.092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6.65945" calcext:value-type="float">
            <text:p>6.6594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.33486" calcext:value-type="float">
            <text:p>6.3348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.55524" calcext:value-type="float">
            <text:p>5.5552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6.17774" calcext:value-type="float">
            <text:p>6.17774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6.8416" calcext:value-type="float">
            <text:p>6.841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.46858" calcext:value-type="float">
            <text:p>6.4685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.69079" calcext:value-type="float">
            <text:p>5.6907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4" calcext:value-type="float">
            <text:p>0.234124</text:p>
          </table:table-cell>
          <table:table-cell office:value-type="float" office:value="0.231663" calcext:value-type="float">
            <text:p>0.23166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6.27882" calcext:value-type="float">
            <text:p>6.2788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7.02358" calcext:value-type="float">
            <text:p>7.0235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.58907" calcext:value-type="float">
            <text:p>6.5890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.80875" calcext:value-type="float">
            <text:p>5.8087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3967" calcext:value-type="float">
            <text:p>0.13396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6.3721" calcext:value-type="float">
            <text:p>6.3721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7.22041" calcext:value-type="float">
            <text:p>7.2204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.72291" calcext:value-type="float">
            <text:p>6.7229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95726" calcext:value-type="float">
            <text:p>5.957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3" calcext:value-type="float">
            <text:p>0.138693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6.46606" calcext:value-type="float">
            <text:p>6.46606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7.43824" calcext:value-type="float">
            <text:p>7.4382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6.86455" calcext:value-type="float">
            <text:p>6.8645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.09303" calcext:value-type="float">
            <text:p>6.0930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6.56874" calcext:value-type="float">
            <text:p>6.5687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7.6765" calcext:value-type="float">
            <text:p>7.676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.01355" calcext:value-type="float">
            <text:p>7.0135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.24957" calcext:value-type="float">
            <text:p>6.2495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1" calcext:value-type="float">
            <text:p>0.150071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3" calcext:value-type="float">
            <text:p>0.267653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6.67081" calcext:value-type="float">
            <text:p>6.67081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7.93822" calcext:value-type="float">
            <text:p>7.9382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.16181" calcext:value-type="float">
            <text:p>7.1618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6.40113" calcext:value-type="float">
            <text:p>6.401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2" calcext:value-type="float">
            <text:p>0.279322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" calcext:value-type="float">
            <text:p>0.28424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6.7699" calcext:value-type="float">
            <text:p>6.7699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8.18246" calcext:value-type="float">
            <text:p>8.1824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.2917" calcext:value-type="float">
            <text:p>7.291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.52914" calcext:value-type="float">
            <text:p>6.5291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8" calcext:value-type="float">
            <text:p>0.288288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3" calcext:value-type="float">
            <text:p>0.292893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3" calcext:value-type="float">
            <text:p>1.80033</text:p>
          </table:table-cell>
          <table:table-cell office:value-type="float" office:value="6.85537" calcext:value-type="float">
            <text:p>6.85537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8.50424" calcext:value-type="float">
            <text:p>8.504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.47055" calcext:value-type="float">
            <text:p>7.4705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.70279" calcext:value-type="float">
            <text:p>6.7027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355" calcext:value-type="float">
            <text:p>0.16355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7" calcext:value-type="float">
            <text:p>0.2944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6.97222" calcext:value-type="float">
            <text:p>6.97222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8.86037" calcext:value-type="float">
            <text:p>8.8603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.62732" calcext:value-type="float">
            <text:p>7.6273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.88019" calcext:value-type="float">
            <text:p>6.8801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33" calcext:value-type="float">
            <text:p>0.168733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7" calcext:value-type="float">
            <text:p>0.306337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47" calcext:value-type="float">
            <text:p>0.311047</text:p>
          </table:table-cell>
          <table:table-cell office:value-type="float" office:value="1.80006" calcext:value-type="float">
            <text:p>1.80006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7.07037" calcext:value-type="float">
            <text:p>7.07037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9.21376" calcext:value-type="float">
            <text:p>9.2137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.78893" calcext:value-type="float">
            <text:p>7.7889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.03807" calcext:value-type="float">
            <text:p>7.0380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385" calcext:value-type="float">
            <text:p>0.17385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6" calcext:value-type="float">
            <text:p>0.315386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office:value-type="float" office:value="1.79997" calcext:value-type="float">
            <text:p>1.79997</text:p>
          </table:table-cell>
          <table:table-cell office:value-type="float" office:value="1.79998" calcext:value-type="float">
            <text:p>1.79998</text:p>
          </table:table-cell>
          <table:table-cell office:value-type="float" office:value="7.16444" calcext:value-type="float">
            <text:p>7.1644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9.65045" calcext:value-type="float">
            <text:p>9.6504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.95873" calcext:value-type="float">
            <text:p>7.9587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.21402" calcext:value-type="float">
            <text:p>7.2140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3" calcext:value-type="float">
            <text:p>0.179093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5" calcext:value-type="float">
            <text:p>0.324325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7.26283" calcext:value-type="float">
            <text:p>7.26283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0.1526" calcext:value-type="float">
            <text:p>10.15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8.1371" calcext:value-type="float">
            <text:p>8.137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.39638" calcext:value-type="float">
            <text:p>7.3963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4" calcext:value-type="float">
            <text:p>0.333214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office:value-type="float" office:value="1.7984" calcext:value-type="float">
            <text:p>1.7984</text:p>
          </table:table-cell>
          <table:table-cell office:value-type="float" office:value="1.79841" calcext:value-type="float">
            <text:p>1.79841</text:p>
          </table:table-cell>
          <table:table-cell office:value-type="float" office:value="7.35443" calcext:value-type="float">
            <text:p>7.35443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0.7017" calcext:value-type="float">
            <text:p>10.7017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8.31656" calcext:value-type="float">
            <text:p>8.31656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7.58051" calcext:value-type="float">
            <text:p>7.5805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6" calcext:value-type="float">
            <text:p>0.190256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6" calcext:value-type="float">
            <text:p>0.342076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57" calcext:value-type="float">
            <text:p>0.346057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7.4545" calcext:value-type="float">
            <text:p>7.4545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1.4663" calcext:value-type="float">
            <text:p>11.466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8.51295" calcext:value-type="float">
            <text:p>8.51295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7.77769" calcext:value-type="float">
            <text:p>7.7776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1" calcext:value-type="float">
            <text:p>0.195211</text:p>
          </table:table-cell>
          <table:table-cell office:value-type="float" office:value="0.193903" calcext:value-type="float">
            <text:p>0.193903</text:p>
          </table:table-cell>
          <table:table-cell office:value-type="float" office:value="0.196847" calcext:value-type="float">
            <text:p>0.196847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5" calcext:value-type="float">
            <text:p>0.350995</text:p>
          </table:table-cell>
          <table:table-cell office:value-type="float" office:value="0.34688" calcext:value-type="float">
            <text:p>0.34688</text:p>
          </table:table-cell>
          <table:table-cell office:value-type="float" office:value="0.354703" calcext:value-type="float">
            <text:p>0.354703</text:p>
          </table:table-cell>
          <table:table-cell table:number-columns-repeated="2" office:value-type="float" office:value="1.79803" calcext:value-type="float">
            <text:p>1.79803</text:p>
          </table:table-cell>
          <table:table-cell office:value-type="float" office:value="7.54877" calcext:value-type="float">
            <text:p>7.54877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2.3089" calcext:value-type="float">
            <text:p>12.308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8.71622" calcext:value-type="float">
            <text:p>8.7162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.99725" calcext:value-type="float">
            <text:p>7.99725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5" calcext:value-type="float">
            <text:p>0.200215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3" calcext:value-type="float">
            <text:p>0.201763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32" calcext:value-type="float">
            <text:p>0.36013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83" calcext:value-type="float">
            <text:p>0.363783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2" calcext:value-type="float">
            <text:p>1.79872</text:p>
          </table:table-cell>
          <table:table-cell office:value-type="float" office:value="7.64458" calcext:value-type="float">
            <text:p>7.64458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3.4691" calcext:value-type="float">
            <text:p>13.4691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8.95469" calcext:value-type="float">
            <text:p>8.95469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.23473" calcext:value-type="float">
            <text:p>8.2347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82" calcext:value-type="float">
            <text:p>0.205182</text:p>
          </table:table-cell>
          <table:table-cell office:value-type="float" office:value="0.203353" calcext:value-type="float">
            <text:p>0.20335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86" calcext:value-type="float">
            <text:p>0.369086</text:p>
          </table:table-cell>
          <table:table-cell office:value-type="float" office:value="0.364003" calcext:value-type="float">
            <text:p>0.364003</text:p>
          </table:table-cell>
          <table:table-cell office:value-type="float" office:value="0.372767" calcext:value-type="float">
            <text:p>0.37276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2" calcext:value-type="float">
            <text:p>1.79882</text:p>
          </table:table-cell>
          <table:table-cell office:value-type="float" office:value="7.74662" calcext:value-type="float">
            <text:p>7.74662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4.7872" calcext:value-type="float">
            <text:p>14.787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9.1699" calcext:value-type="float">
            <text:p>9.169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8.45255" calcext:value-type="float">
            <text:p>8.4525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6" calcext:value-type="float">
            <text:p>0.377906</text:p>
          </table:table-cell>
          <table:table-cell office:value-type="float" office:value="0.372433" calcext:value-type="float">
            <text:p>0.372433</text:p>
          </table:table-cell>
          <table:table-cell office:value-type="float" office:value="0.381217" calcext:value-type="float">
            <text:p>0.381217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1" calcext:value-type="float">
            <text:p>1.79831</text:p>
          </table:table-cell>
          <table:table-cell office:value-type="float" office:value="7.82512" calcext:value-type="float">
            <text:p>7.8251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7.0177" calcext:value-type="float">
            <text:p>17.0177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9.42167" calcext:value-type="float">
            <text:p>9.4216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8.71173" calcext:value-type="float">
            <text:p>8.7117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213487" calcext:value-type="float">
            <text:p>0.213487</text:p>
          </table:table-cell>
          <table:table-cell office:value-type="float" office:value="0.216477" calcext:value-type="float">
            <text:p>0.21647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4" calcext:value-type="float">
            <text:p>0.386864</text:p>
          </table:table-cell>
          <table:table-cell office:value-type="float" office:value="0.381553" calcext:value-type="float">
            <text:p>0.381553</text:p>
          </table:table-cell>
          <table:table-cell office:value-type="float" office:value="0.389847" calcext:value-type="float">
            <text:p>0.38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4" calcext:value-type="float">
            <text:p>1.79844</text:p>
          </table:table-cell>
          <table:table-cell office:value-type="float" office:value="7.92275" calcext:value-type="float">
            <text:p>7.92275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9.9619" calcext:value-type="float">
            <text:p>19.9619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9.70376" calcext:value-type="float">
            <text:p>9.7037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.99947" calcext:value-type="float">
            <text:p>8.9994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" calcext:value-type="float">
            <text:p>0.39577</text:p>
          </table:table-cell>
          <table:table-cell office:value-type="float" office:value="0.390117" calcext:value-type="float">
            <text:p>0.390117</text:p>
          </table:table-cell>
          <table:table-cell office:value-type="float" office:value="0.398807" calcext:value-type="float">
            <text:p>0.398807</text:p>
          </table:table-cell>
          <table:table-cell office:value-type="float" office:value="1.79786" calcext:value-type="float">
            <text:p>1.79786</text:p>
          </table:table-cell>
          <table:table-cell office:value-type="float" office:value="1.79785" calcext:value-type="float">
            <text:p>1.79785</text:p>
          </table:table-cell>
          <table:table-cell office:value-type="float" office:value="8.01287" calcext:value-type="float">
            <text:p>8.01287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5.9125" calcext:value-type="float">
            <text:p>25.9125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9.99024" calcext:value-type="float">
            <text:p>9.9902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9.29701" calcext:value-type="float">
            <text:p>9.2970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58" calcext:value-type="float">
            <text:p>0.225058</text:p>
          </table:table-cell>
          <table:table-cell office:value-type="float" office:value="0.224375" calcext:value-type="float">
            <text:p>0.224375</text:p>
          </table:table-cell>
          <table:table-cell office:value-type="float" office:value="0.22559" calcext:value-type="float">
            <text:p>0.22559</text:p>
          </table:table-cell>
          <table:table-cell office:value-type="float" office:value="0.225078" calcext:value-type="float">
            <text:p>0.22507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2639" calcext:value-type="float">
            <text:p>0.22639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402722" calcext:value-type="float">
            <text:p>0.402722</text:p>
          </table:table-cell>
          <table:table-cell office:value-type="float" office:value="0.407058" calcext:value-type="float">
            <text:p>0.407058</text:p>
          </table:table-cell>
          <table:table-cell office:value-type="float" office:value="0.404759" calcext:value-type="float">
            <text:p>0.404759</text:p>
          </table:table-cell>
          <table:table-cell office:value-type="float" office:value="0.40158" calcext:value-type="float">
            <text:p>0.40158</text:p>
          </table:table-cell>
          <table:table-cell office:value-type="float" office:value="0.407355" calcext:value-type="float">
            <text:p>0.407355</text:p>
          </table:table-cell>
          <table:table-cell office:value-type="float" office:value="1.7983" calcext:value-type="float">
            <text:p>1.7983</text:p>
          </table:table-cell>
          <table:table-cell office:value-type="float" office:value="1.79831" calcext:value-type="float">
            <text:p>1.79831</text:p>
          </table:table-cell>
          <table:table-cell office:value-type="float" office:value="8.09415" calcext:value-type="float">
            <text:p>8.09415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41.1775" calcext:value-type="float">
            <text:p>41.1775</text:p>
          </table:table-cell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 office:value-type="float" office:value="10.3153" calcext:value-type="float">
            <text:p>10.315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.62866" calcext:value-type="float">
            <text:p>9.6286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" calcext:value-type="float">
            <text:p>0.22999</text:p>
          </table:table-cell>
          <table:table-cell office:value-type="float" office:value="0.228955" calcext:value-type="float">
            <text:p>0.228955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.229983" calcext:value-type="float">
            <text:p>0.229983</text:p>
          </table:table-cell>
          <table:table-cell office:value-type="float" office:value="0.228478" calcext:value-type="float">
            <text:p>0.228478</text:p>
          </table:table-cell>
          <table:table-cell office:value-type="float" office:value="0.231228" calcext:value-type="float">
            <text:p>0.231228</text:p>
          </table:table-cell>
          <table:table-cell office:value-type="float" office:value="0.41363" calcext:value-type="float">
            <text:p>0.41363</text:p>
          </table:table-cell>
          <table:table-cell office:value-type="float" office:value="0.410888" calcext:value-type="float">
            <text:p>0.410888</text:p>
          </table:table-cell>
          <table:table-cell office:value-type="float" office:value="0.416198" calcext:value-type="float">
            <text:p>0.416198</text:p>
          </table:table-cell>
          <table:table-cell office:value-type="float" office:value="0.413621" calcext:value-type="float">
            <text:p>0.413621</text:p>
          </table:table-cell>
          <table:table-cell office:value-type="float" office:value="0.411372" calcext:value-type="float">
            <text:p>0.411372</text:p>
          </table:table-cell>
          <table:table-cell office:value-type="float" office:value="0.416443" calcext:value-type="float">
            <text:p>0.416443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9" calcext:value-type="float">
            <text:p>1.79849</text:p>
          </table:table-cell>
          <table:table-cell office:value-type="float" office:value="8.17478" calcext:value-type="float">
            <text:p>8.17478</text:p>
          </table:table-cell>
        </table:table-row>
        <table:table-row table:style-name="ro1">
          <table:table-cell/>
          <table:table-cell table:style-name="ce1" office:value-type="float" office:value="0.235" calcext:value-type="float">
            <text:p>0.235</text:p>
          </table:table-cell>
          <table:table-cell office:value-type="float" office:value="554.349" calcext:value-type="float">
            <text:p>554.349</text:p>
          </table:table-cell>
          <table:table-cell office:value-type="float" office:value="1" calcext:value-type="float">
            <text:p>1</text:p>
          </table:table-cell>
          <table:table-cell office:value-type="float" office:value="5662" calcext:value-type="float">
            <text:p>5662</text:p>
          </table:table-cell>
          <table:table-cell office:value-type="float" office:value="10.6484" calcext:value-type="float">
            <text:p>10.6484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9.96692" calcext:value-type="float">
            <text:p>9.9669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72" calcext:value-type="float">
            <text:p>0.234972</text:p>
          </table:table-cell>
          <table:table-cell office:value-type="float" office:value="0.233935" calcext:value-type="float">
            <text:p>0.233935</text:p>
          </table:table-cell>
          <table:table-cell office:value-type="float" office:value="0.23643" calcext:value-type="float">
            <text:p>0.23643</text:p>
          </table:table-cell>
          <table:table-cell office:value-type="float" office:value="0.234783" calcext:value-type="float">
            <text:p>0.234783</text:p>
          </table:table-cell>
          <table:table-cell office:value-type="float" office:value="0.233208" calcext:value-type="float">
            <text:p>0.233208</text:p>
          </table:table-cell>
          <table:table-cell office:value-type="float" office:value="0.23629" calcext:value-type="float">
            <text:p>0.23629</text:p>
          </table:table-cell>
          <table:table-cell office:value-type="float" office:value="0.422515" calcext:value-type="float">
            <text:p>0.422515</text:p>
          </table:table-cell>
          <table:table-cell office:value-type="float" office:value="0.419845" calcext:value-type="float">
            <text:p>0.419845</text:p>
          </table:table-cell>
          <table:table-cell office:value-type="float" office:value="0.425878" calcext:value-type="float">
            <text:p>0.425878</text:p>
          </table:table-cell>
          <table:table-cell office:value-type="float" office:value="0.422204" calcext:value-type="float">
            <text:p>0.422204</text:p>
          </table:table-cell>
          <table:table-cell office:value-type="float" office:value="0.418598" calcext:value-type="float">
            <text:p>0.418598</text:p>
          </table:table-cell>
          <table:table-cell office:value-type="float" office:value="0.42498" calcext:value-type="float">
            <text:p>0.42498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1.79827" calcext:value-type="float">
            <text:p>1.79827</text:p>
          </table:table-cell>
          <table:table-cell office:value-type="float" office:value="8.24214" calcext:value-type="float">
            <text:p>8.24214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25" calcext:value-type="float">
            <text:p>0.325</text:p>
          </table:table-cell>
          <table:table-cell office:value-type="float" office:value="0.01" calcext:value-type="float">
            <text:p>0.01</text:p>
          </table:table-cell>
          <table:table-cell office:value-type="float" office:value="4.09889" calcext:value-type="float">
            <text:p>4.098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291" calcext:value-type="float">
            <text:p>4.09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15" calcext:value-type="float">
            <text:p>3.29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089" calcext:value-type="float">
            <text:p>4.27089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179" calcext:value-type="float">
            <text:p>4.111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10461" calcext:value-type="float">
            <text:p>4.104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094" calcext:value-type="float">
            <text:p>4.2909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2985" calcext:value-type="float">
            <text:p>4.129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2735" calcext:value-type="float">
            <text:p>3.327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303" calcext:value-type="float">
            <text:p>4.30303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139" calcext:value-type="float">
            <text:p>4.151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708" calcext:value-type="float">
            <text:p>4.137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4881" calcext:value-type="float">
            <text:p>3.348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502" calcext:value-type="float">
            <text:p>4.31502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195" calcext:value-type="float">
            <text:p>4.171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5488" calcext:value-type="float">
            <text:p>4.154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226" calcext:value-type="float">
            <text:p>3.35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1953" calcext:value-type="float">
            <text:p>4.3195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084" calcext:value-type="float">
            <text:p>4.210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546" calcext:value-type="float">
            <text:p>3.385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571" calcext:value-type="float">
            <text:p>4.3457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342" calcext:value-type="float">
            <text:p>4.2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0897" calcext:value-type="float">
            <text:p>4.2089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0676" calcext:value-type="float">
            <text:p>3.406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5536" calcext:value-type="float">
            <text:p>4.35536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5382" calcext:value-type="float">
            <text:p>4.2538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2522" calcext:value-type="float">
            <text:p>4.225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2493" calcext:value-type="float">
            <text:p>3.42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6703" calcext:value-type="float">
            <text:p>4.36703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8048" calcext:value-type="float">
            <text:p>4.2804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4564" calcext:value-type="float">
            <text:p>4.245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4463" calcext:value-type="float">
            <text:p>3.444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8173" calcext:value-type="float">
            <text:p>4.38173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1154" calcext:value-type="float">
            <text:p>4.3115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7143" calcext:value-type="float">
            <text:p>4.271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7115" calcext:value-type="float">
            <text:p>3.471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0138" calcext:value-type="float">
            <text:p>4.401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3596" calcext:value-type="float">
            <text:p>4.3359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9093" calcext:value-type="float">
            <text:p>4.2909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0081" calcext:value-type="float">
            <text:p>3.500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1341" calcext:value-type="float">
            <text:p>4.41341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6218" calcext:value-type="float">
            <text:p>4.362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31079" calcext:value-type="float">
            <text:p>4.31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52349" calcext:value-type="float">
            <text:p>3.5234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2999" calcext:value-type="float">
            <text:p>4.42999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38942" calcext:value-type="float">
            <text:p>4.389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3314" calcext:value-type="float">
            <text:p>4.333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3463" calcext:value-type="float">
            <text:p>3.5346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4303" calcext:value-type="float">
            <text:p>4.44303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2392" calcext:value-type="float">
            <text:p>4.4239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35983" calcext:value-type="float">
            <text:p>4.3598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6583" calcext:value-type="float">
            <text:p>3.5658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6221" calcext:value-type="float">
            <text:p>4.46221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5537" calcext:value-type="float">
            <text:p>4.4553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8354" calcext:value-type="float">
            <text:p>4.3835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8882" calcext:value-type="float">
            <text:p>3.5888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47825" calcext:value-type="float">
            <text:p>4.47825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48745" calcext:value-type="float">
            <text:p>4.4874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053" calcext:value-type="float">
            <text:p>4.40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60678" calcext:value-type="float">
            <text:p>3.606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49016" calcext:value-type="float">
            <text:p>4.4901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2233" calcext:value-type="float">
            <text:p>4.522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3239" calcext:value-type="float">
            <text:p>4.432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63807" calcext:value-type="float">
            <text:p>3.638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2" calcext:value-type="float">
            <text:p>0.162012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029" calcext:value-type="float">
            <text:p>4.5029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5893" calcext:value-type="float">
            <text:p>4.5589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5903" calcext:value-type="float">
            <text:p>4.459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66788" calcext:value-type="float">
            <text:p>3.667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223" calcext:value-type="float">
            <text:p>4.522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59168" calcext:value-type="float">
            <text:p>4.5916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8617" calcext:value-type="float">
            <text:p>4.486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6807" calcext:value-type="float">
            <text:p>3.68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385" calcext:value-type="float">
            <text:p>4.538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3227" calcext:value-type="float">
            <text:p>4.632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1516" calcext:value-type="float">
            <text:p>4.515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217" calcext:value-type="float">
            <text:p>3.72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55901" calcext:value-type="float">
            <text:p>4.55901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66379" calcext:value-type="float">
            <text:p>4.6637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53558" calcext:value-type="float">
            <text:p>4.5355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3517" calcext:value-type="float">
            <text:p>3.735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57046" calcext:value-type="float">
            <text:p>4.57046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1006" calcext:value-type="float">
            <text:p>4.710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653" calcext:value-type="float">
            <text:p>4.565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7715" calcext:value-type="float">
            <text:p>3.77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58857" calcext:value-type="float">
            <text:p>4.5885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75806" calcext:value-type="float">
            <text:p>4.758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9483" calcext:value-type="float">
            <text:p>4.5948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80068" calcext:value-type="float">
            <text:p>3.8006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0897" calcext:value-type="float">
            <text:p>4.60897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78948" calcext:value-type="float">
            <text:p>4.7894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61937" calcext:value-type="float">
            <text:p>4.6193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82163" calcext:value-type="float">
            <text:p>3.8216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1958" calcext:value-type="float">
            <text:p>4.61958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83718" calcext:value-type="float">
            <text:p>4.837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4934" calcext:value-type="float">
            <text:p>4.6493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5846" calcext:value-type="float">
            <text:p>3.8584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63941" calcext:value-type="float">
            <text:p>4.63941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87885" calcext:value-type="float">
            <text:p>4.8788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7211" calcext:value-type="float">
            <text:p>4.672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7526" calcext:value-type="float">
            <text:p>3.8752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65198" calcext:value-type="float">
            <text:p>4.65198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92577" calcext:value-type="float">
            <text:p>4.925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9979" calcext:value-type="float">
            <text:p>4.699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0643" calcext:value-type="float">
            <text:p>3.9064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66834" calcext:value-type="float">
            <text:p>4.66834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99027" calcext:value-type="float">
            <text:p>4.9902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409" calcext:value-type="float">
            <text:p>4.740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94332" calcext:value-type="float">
            <text:p>3.9433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69542" calcext:value-type="float">
            <text:p>4.69542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03246" calcext:value-type="float">
            <text:p>5.0324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76571" calcext:value-type="float">
            <text:p>4.7657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6856" calcext:value-type="float">
            <text:p>3.9685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0766" calcext:value-type="float">
            <text:p>4.70766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09477" calcext:value-type="float">
            <text:p>5.094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9294" calcext:value-type="float">
            <text:p>4.7929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9955" calcext:value-type="float">
            <text:p>3.9995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71992" calcext:value-type="float">
            <text:p>4.71992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15151" calcext:value-type="float">
            <text:p>5.1515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2417" calcext:value-type="float">
            <text:p>4.8241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2649" calcext:value-type="float">
            <text:p>4.0264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73869" calcext:value-type="float">
            <text:p>4.73869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22558" calcext:value-type="float">
            <text:p>5.2255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6597" calcext:value-type="float">
            <text:p>4.865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0688" calcext:value-type="float">
            <text:p>4.068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76612" calcext:value-type="float">
            <text:p>4.76612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27649" calcext:value-type="float">
            <text:p>5.2764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9222" calcext:value-type="float">
            <text:p>4.8922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9544" calcext:value-type="float">
            <text:p>4.095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4" calcext:value-type="float">
            <text:p>0.30633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311047" calcext:value-type="float">
            <text:p>0.311047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77926" calcext:value-type="float">
            <text:p>4.77926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34193" calcext:value-type="float">
            <text:p>5.3419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.9245" calcext:value-type="float">
            <text:p>4.924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12753" calcext:value-type="float">
            <text:p>4.1275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4" calcext:value-type="float">
            <text:p>0.315384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79657" calcext:value-type="float">
            <text:p>4.7965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43002" calcext:value-type="float">
            <text:p>5.430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.95893" calcext:value-type="float">
            <text:p>4.9589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1642" calcext:value-type="float">
            <text:p>4.16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81528" calcext:value-type="float">
            <text:p>4.81528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49974" calcext:value-type="float">
            <text:p>5.4997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8994" calcext:value-type="float">
            <text:p>4.9899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20011" calcext:value-type="float">
            <text:p>4.200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82786" calcext:value-type="float">
            <text:p>4.82786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9176" calcext:value-type="float">
            <text:p>5.591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02304" calcext:value-type="float">
            <text:p>5.023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22959" calcext:value-type="float">
            <text:p>4.229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9" calcext:value-type="float">
            <text:p>0.342079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84892" calcext:value-type="float">
            <text:p>4.84892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69183" calcext:value-type="float">
            <text:p>5.6918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6482" calcext:value-type="float">
            <text:p>5.0648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27712" calcext:value-type="float">
            <text:p>4.277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4.87258" calcext:value-type="float">
            <text:p>4.8725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76795" calcext:value-type="float">
            <text:p>5.7679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09583" calcext:value-type="float">
            <text:p>5.095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0929" calcext:value-type="float">
            <text:p>4.309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73" calcext:value-type="float">
            <text:p>0.201773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4993" calcext:value-type="float">
            <text:p>0.354993</text:p>
          </table:table-cell>
          <table:table-cell office:value-type="float" office:value="0.363777" calcext:value-type="float">
            <text:p>0.363777</text:p>
          </table:table-cell>
          <table:table-cell table:number-columns-repeated="2" office:value-type="float" office:value="1.7987" calcext:value-type="float">
            <text:p>1.7987</text:p>
          </table:table-cell>
          <table:table-cell office:value-type="float" office:value="4.88578" calcext:value-type="float">
            <text:p>4.88578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5.88382" calcext:value-type="float">
            <text:p>5.8838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14069" calcext:value-type="float">
            <text:p>5.1406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3496" calcext:value-type="float">
            <text:p>4.349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3" calcext:value-type="float">
            <text:p>0.372773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4.90865" calcext:value-type="float">
            <text:p>4.9086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.98948" calcext:value-type="float">
            <text:p>5.989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729" calcext:value-type="float">
            <text:p>5.17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8425" calcext:value-type="float">
            <text:p>4.384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4.92405" calcext:value-type="float">
            <text:p>4.92405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11275" calcext:value-type="float">
            <text:p>6.1127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0904" calcext:value-type="float">
            <text:p>5.209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1712" calcext:value-type="float">
            <text:p>4.417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4.9392" calcext:value-type="float">
            <text:p>4.939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22186" calcext:value-type="float">
            <text:p>6.2218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.24936" calcext:value-type="float">
            <text:p>5.2493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5469" calcext:value-type="float">
            <text:p>4.454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3" calcext:value-type="float">
            <text:p>0.395773</text:p>
          </table:table-cell>
          <table:table-cell office:value-type="float" office:value="0.39012" calcext:value-type="float">
            <text:p>0.39012</text:p>
          </table:table-cell>
          <table:table-cell office:value-type="float" office:value="0.398803" calcext:value-type="float">
            <text:p>0.398803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4.95921" calcext:value-type="float">
            <text:p>4.95921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36627" calcext:value-type="float">
            <text:p>6.366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8867" calcext:value-type="float">
            <text:p>5.2886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985" calcext:value-type="float">
            <text:p>4.4998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4.97821" calcext:value-type="float">
            <text:p>4.97821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53695" calcext:value-type="float">
            <text:p>6.5369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3322" calcext:value-type="float">
            <text:p>5.332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3982" calcext:value-type="float">
            <text:p>4.5398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2" calcext:value-type="float">
            <text:p>0.413762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" calcext:value-type="float">
            <text:p>0.41687</text:p>
          </table:table-cell>
          <table:table-cell table:number-columns-repeated="2" office:value-type="float" office:value="1.79796" calcext:value-type="float">
            <text:p>1.79796</text:p>
          </table:table-cell>
          <table:table-cell office:value-type="float" office:value="4.99601" calcext:value-type="float">
            <text:p>4.99601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6.70789" calcext:value-type="float">
            <text:p>6.7078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37059" calcext:value-type="float">
            <text:p>5.3705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58255" calcext:value-type="float">
            <text:p>4.582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1" calcext:value-type="float">
            <text:p>0.235071</text:p>
          </table:table-cell>
          <table:table-cell office:value-type="float" office:value="0.233247" calcext:value-type="float">
            <text:p>0.233247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01309" calcext:value-type="float">
            <text:p>5.0130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.91448" calcext:value-type="float">
            <text:p>6.914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1789" calcext:value-type="float">
            <text:p>5.417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891" calcext:value-type="float">
            <text:p>4.628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2" calcext:value-type="float">
            <text:p>0.240032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7" calcext:value-type="float">
            <text:p>5.0317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12632" calcext:value-type="float">
            <text:p>7.1263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6888" calcext:value-type="float">
            <text:p>5.468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67682" calcext:value-type="float">
            <text:p>4.6768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9" calcext:value-type="float">
            <text:p>0.44069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05586" calcext:value-type="float">
            <text:p>5.05586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3674" calcext:value-type="float">
            <text:p>7.367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.50577" calcext:value-type="float">
            <text:p>5.505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1573" calcext:value-type="float">
            <text:p>4.7157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06806" calcext:value-type="float">
            <text:p>5.06806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7.60019" calcext:value-type="float">
            <text:p>7.6001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54997" calcext:value-type="float">
            <text:p>5.5499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76249" calcext:value-type="float">
            <text:p>4.762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6" calcext:value-type="float">
            <text:p>0.254966</text:p>
          </table:table-cell>
          <table:table-cell office:value-type="float" office:value="0.253507" calcext:value-type="float">
            <text:p>0.253507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601" calcext:value-type="float">
            <text:p>0.458601</text:p>
          </table:table-cell>
          <table:table-cell office:value-type="float" office:value="0.454413" calcext:value-type="float">
            <text:p>0.454413</text:p>
          </table:table-cell>
          <table:table-cell office:value-type="float" office:value="0.46164" calcext:value-type="float">
            <text:p>0.46164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5.08451" calcext:value-type="float">
            <text:p>5.08451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.96551" calcext:value-type="float">
            <text:p>7.9655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.59987" calcext:value-type="float">
            <text:p>5.5998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81673" calcext:value-type="float">
            <text:p>4.8167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27" calcext:value-type="float">
            <text:p>0.463027</text:p>
          </table:table-cell>
          <table:table-cell office:value-type="float" office:value="0.470623" calcext:value-type="float">
            <text:p>0.470623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10384" calcext:value-type="float">
            <text:p>5.10384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8.3104" calcext:value-type="float">
            <text:p>8.3104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64844" calcext:value-type="float">
            <text:p>5.6484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86395" calcext:value-type="float">
            <text:p>4.8639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6" calcext:value-type="float">
            <text:p>0.265006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8" calcext:value-type="float">
            <text:p>0.476588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12286" calcext:value-type="float">
            <text:p>5.12286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8.68361" calcext:value-type="float">
            <text:p>8.6836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5.69966" calcext:value-type="float">
            <text:p>5.6996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" calcext:value-type="float">
            <text:p>0.27002</text:p>
          </table:table-cell>
          <table:table-cell office:value-type="float" office:value="0.268427" calcext:value-type="float">
            <text:p>0.268427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4" calcext:value-type="float">
            <text:p>0.485594</text:p>
          </table:table-cell>
          <table:table-cell office:value-type="float" office:value="0.481617" calcext:value-type="float">
            <text:p>0.481617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5.13972" calcext:value-type="float">
            <text:p>5.13972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9.18162" calcext:value-type="float">
            <text:p>9.1816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5.74764" calcext:value-type="float">
            <text:p>5.747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96317" calcext:value-type="float">
            <text:p>4.963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37" calcext:value-type="float">
            <text:p>0.273437</text:p>
          </table:table-cell>
          <table:table-cell office:value-type="float" office:value="0.27668" calcext:value-type="float">
            <text:p>0.27668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613" calcext:value-type="float">
            <text:p>0.497613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15518" calcext:value-type="float">
            <text:p>5.155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9.83147" calcext:value-type="float">
            <text:p>9.831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.79813" calcext:value-type="float">
            <text:p>5.7981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01144" calcext:value-type="float">
            <text:p>5.0114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9" calcext:value-type="float">
            <text:p>0.280039</text:p>
          </table:table-cell>
          <table:table-cell office:value-type="float" office:value="0.27853" calcext:value-type="float">
            <text:p>0.27853</text:p>
          </table:table-cell>
          <table:table-cell office:value-type="float" office:value="0.282007" calcext:value-type="float">
            <text:p>0.282007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048" calcext:value-type="float">
            <text:p>0.50048</text:p>
          </table:table-cell>
          <table:table-cell office:value-type="float" office:value="0.507247" calcext:value-type="float">
            <text:p>0.50724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17308" calcext:value-type="float">
            <text:p>5.17308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0.5237" calcext:value-type="float">
            <text:p>10.523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.85408" calcext:value-type="float">
            <text:p>5.8540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.06653" calcext:value-type="float">
            <text:p>5.0665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1" calcext:value-type="float">
            <text:p>0.28501</text:p>
          </table:table-cell>
          <table:table-cell office:value-type="float" office:value="0.28359" calcext:value-type="float">
            <text:p>0.28359</text:p>
          </table:table-cell>
          <table:table-cell office:value-type="float" office:value="0.286997" calcext:value-type="float">
            <text:p>0.286997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32" calcext:value-type="float">
            <text:p>0.512432</text:p>
          </table:table-cell>
          <table:table-cell office:value-type="float" office:value="0.509603" calcext:value-type="float">
            <text:p>0.509603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19143" calcext:value-type="float">
            <text:p>5.19143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1.1957" calcext:value-type="float">
            <text:p>11.1957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5.90828" calcext:value-type="float">
            <text:p>5.9082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.12579" calcext:value-type="float">
            <text:p>5.1257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" calcext:value-type="float">
            <text:p>0.29003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2" calcext:value-type="float">
            <text:p>0.52142</text:p>
          </table:table-cell>
          <table:table-cell office:value-type="float" office:value="0.517817" calcext:value-type="float">
            <text:p>0.517817</text:p>
          </table:table-cell>
          <table:table-cell office:value-type="float" office:value="0.526013" calcext:value-type="float">
            <text:p>0.526013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20735" calcext:value-type="float">
            <text:p>5.20735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2.4966" calcext:value-type="float">
            <text:p>12.4966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5.96957" calcext:value-type="float">
            <text:p>5.9695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.18904" calcext:value-type="float">
            <text:p>5.189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" calcext:value-type="float">
            <text:p>0.29502</text:p>
          </table:table-cell>
          <table:table-cell office:value-type="float" office:value="0.293227" calcext:value-type="float">
            <text:p>0.29322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34" calcext:value-type="float">
            <text:p>0.530434</text:p>
          </table:table-cell>
          <table:table-cell office:value-type="float" office:value="0.526957" calcext:value-type="float">
            <text:p>0.526957</text:p>
          </table:table-cell>
          <table:table-cell office:value-type="float" office:value="0.534877" calcext:value-type="float">
            <text:p>0.534877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5.22361" calcext:value-type="float">
            <text:p>5.22361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3.8722" calcext:value-type="float">
            <text:p>13.872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6.0233" calcext:value-type="float">
            <text:p>6.023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.24046" calcext:value-type="float">
            <text:p>5.2404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8" calcext:value-type="float">
            <text:p>0.300038</text:p>
          </table:table-cell>
          <table:table-cell office:value-type="float" office:value="0.297653" calcext:value-type="float">
            <text:p>0.297653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1" calcext:value-type="float">
            <text:p>0.539361</text:p>
          </table:table-cell>
          <table:table-cell office:value-type="float" office:value="0.53537" calcext:value-type="float">
            <text:p>0.53537</text:p>
          </table:table-cell>
          <table:table-cell office:value-type="float" office:value="0.543037" calcext:value-type="float">
            <text:p>0.54303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23786" calcext:value-type="float">
            <text:p>5.23786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15.814" calcext:value-type="float">
            <text:p>15.814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6.0883" calcext:value-type="float">
            <text:p>6.088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.3037" calcext:value-type="float">
            <text:p>5.303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47" calcext:value-type="float">
            <text:p>0.305047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306953" calcext:value-type="float">
            <text:p>0.306953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384" calcext:value-type="float">
            <text:p>0.548384</text:p>
          </table:table-cell>
          <table:table-cell office:value-type="float" office:value="0.54341" calcext:value-type="float">
            <text:p>0.54341</text:p>
          </table:table-cell>
          <table:table-cell office:value-type="float" office:value="0.551863" calcext:value-type="float">
            <text:p>0.551863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5.25384" calcext:value-type="float">
            <text:p>5.25384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18.7593" calcext:value-type="float">
            <text:p>18.7593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6.15353" calcext:value-type="float">
            <text:p>6.1535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36945" calcext:value-type="float">
            <text:p>5.3694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9982" calcext:value-type="float">
            <text:p>0.309982</text:p>
          </table:table-cell>
          <table:table-cell office:value-type="float" office:value="0.308503" calcext:value-type="float">
            <text:p>0.30850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309989" calcext:value-type="float">
            <text:p>0.309989</text:p>
          </table:table-cell>
          <table:table-cell office:value-type="float" office:value="0.308215" calcext:value-type="float">
            <text:p>0.308215</text:p>
          </table:table-cell>
          <table:table-cell office:value-type="float" office:value="0.31138" calcext:value-type="float">
            <text:p>0.31138</text:p>
          </table:table-cell>
          <table:table-cell office:value-type="float" office:value="0.557329" calcext:value-type="float">
            <text:p>0.557329</text:p>
          </table:table-cell>
          <table:table-cell office:value-type="float" office:value="0.554978" calcext:value-type="float">
            <text:p>0.554978</text:p>
          </table:table-cell>
          <table:table-cell office:value-type="float" office:value="0.560423" calcext:value-type="float">
            <text:p>0.560423</text:p>
          </table:table-cell>
          <table:table-cell office:value-type="float" office:value="0.557342" calcext:value-type="float">
            <text:p>0.557342</text:p>
          </table:table-cell>
          <table:table-cell office:value-type="float" office:value="0.554755" calcext:value-type="float">
            <text:p>0.554755</text:p>
          </table:table-cell>
          <table:table-cell office:value-type="float" office:value="0.561725" calcext:value-type="float">
            <text:p>0.561725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27147" calcext:value-type="float">
            <text:p>5.27147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5.7002" calcext:value-type="float">
            <text:p>25.7002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6.22567" calcext:value-type="float">
            <text:p>6.2256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.44316" calcext:value-type="float">
            <text:p>5.4431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32" calcext:value-type="float">
            <text:p>0.315032</text:p>
          </table:table-cell>
          <table:table-cell office:value-type="float" office:value="0.313596" calcext:value-type="float">
            <text:p>0.313596</text:p>
          </table:table-cell>
          <table:table-cell office:value-type="float" office:value="0.315726" calcext:value-type="float">
            <text:p>0.315726</text:p>
          </table:table-cell>
          <table:table-cell office:value-type="float" office:value="0.315034" calcext:value-type="float">
            <text:p>0.315034</text:p>
          </table:table-cell>
          <table:table-cell office:value-type="float" office:value="0.31323" calcext:value-type="float">
            <text:p>0.31323</text:p>
          </table:table-cell>
          <table:table-cell office:value-type="float" office:value="0.316006" calcext:value-type="float">
            <text:p>0.316006</text:p>
          </table:table-cell>
          <table:table-cell office:value-type="float" office:value="0.56641" calcext:value-type="float">
            <text:p>0.56641</text:p>
          </table:table-cell>
          <table:table-cell office:value-type="float" office:value="0.56376" calcext:value-type="float">
            <text:p>0.56376</text:p>
          </table:table-cell>
          <table:table-cell office:value-type="float" office:value="0.570062" calcext:value-type="float">
            <text:p>0.570062</text:p>
          </table:table-cell>
          <table:table-cell office:value-type="float" office:value="0.566411" calcext:value-type="float">
            <text:p>0.566411</text:p>
          </table:table-cell>
          <table:table-cell office:value-type="float" office:value="0.562422" calcext:value-type="float">
            <text:p>0.562422</text:p>
          </table:table-cell>
          <table:table-cell office:value-type="float" office:value="0.569238" calcext:value-type="float">
            <text:p>0.569238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28844" calcext:value-type="float">
            <text:p>5.28844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44.9644" calcext:value-type="float">
            <text:p>44.9644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6.28739" calcext:value-type="float">
            <text:p>6.2873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.5043" calcext:value-type="float">
            <text:p>5.504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0.318994" calcext:value-type="float">
            <text:p>0.318994</text:p>
          </table:table-cell>
          <table:table-cell office:value-type="float" office:value="0.320784" calcext:value-type="float">
            <text:p>0.320784</text:p>
          </table:table-cell>
          <table:table-cell office:value-type="float" office:value="0.320011" calcext:value-type="float">
            <text:p>0.320011</text:p>
          </table:table-cell>
          <table:table-cell office:value-type="float" office:value="0.318158" calcext:value-type="float">
            <text:p>0.318158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575325" calcext:value-type="float">
            <text:p>0.575325</text:p>
          </table:table-cell>
          <table:table-cell office:value-type="float" office:value="0.57221" calcext:value-type="float">
            <text:p>0.57221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75328" calcext:value-type="float">
            <text:p>0.575328</text:p>
          </table:table-cell>
          <table:table-cell office:value-type="float" office:value="0.57103" calcext:value-type="float">
            <text:p>0.57103</text:p>
          </table:table-cell>
          <table:table-cell office:value-type="float" office:value="0.578422" calcext:value-type="float">
            <text:p>0.578422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30162" calcext:value-type="float">
            <text:p>5.30162</text:p>
          </table:table-cell>
        </table:table-row>
        <table:table-row table:style-name="ro1">
          <table:table-cell/>
          <table:table-cell table:style-name="ce1" office:value-type="float" office:value="0.325" calcext:value-type="float">
            <text:p>0.325</text:p>
          </table:table-cell>
          <table:table-cell office:value-type="float" office:value="819.64" calcext:value-type="float">
            <text:p>819.64</text:p>
          </table:table-cell>
          <table:table-cell office:value-type="float" office:value="1" calcext:value-type="float">
            <text:p>1</text:p>
          </table:table-cell>
          <table:table-cell office:value-type="float" office:value="12883" calcext:value-type="float">
            <text:p>12883</text:p>
          </table:table-cell>
          <table:table-cell office:value-type="float" office:value="6.35514" calcext:value-type="float">
            <text:p>6.355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56627" calcext:value-type="float">
            <text:p>5.566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323769" calcext:value-type="float">
            <text:p>0.323769</text:p>
          </table:table-cell>
          <table:table-cell office:value-type="float" office:value="0.325766" calcext:value-type="float">
            <text:p>0.325766</text:p>
          </table:table-cell>
          <table:table-cell office:value-type="float" office:value="0.324554" calcext:value-type="float">
            <text:p>0.324554</text:p>
          </table:table-cell>
          <table:table-cell office:value-type="float" office:value="0.323316" calcext:value-type="float">
            <text:p>0.323316</text:p>
          </table:table-cell>
          <table:table-cell office:value-type="float" office:value="0.32565" calcext:value-type="float">
            <text:p>0.32565</text:p>
          </table:table-cell>
          <table:table-cell office:value-type="float" office:value="0.584549" calcext:value-type="float">
            <text:p>0.584549</text:p>
          </table:table-cell>
          <table:table-cell office:value-type="float" office:value="0.581999" calcext:value-type="float">
            <text:p>0.581999</text:p>
          </table:table-cell>
          <table:table-cell office:value-type="float" office:value="0.587164" calcext:value-type="float">
            <text:p>0.587164</text:p>
          </table:table-cell>
          <table:table-cell office:value-type="float" office:value="0.583908" calcext:value-type="float">
            <text:p>0.58390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86199" calcext:value-type="float">
            <text:p>0.586199</text:p>
          </table:table-cell>
          <table:table-cell table:number-columns-repeated="2" office:value-type="float" office:value="1.79911" calcext:value-type="float">
            <text:p>1.79911</text:p>
          </table:table-cell>
          <table:table-cell office:value-type="float" office:value="5.31558" calcext:value-type="float">
            <text:p>5.31558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889" calcext:value-type="float">
            <text:p>4.098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291" calcext:value-type="float">
            <text:p>4.09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15" calcext:value-type="float">
            <text:p>3.29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089" calcext:value-type="float">
            <text:p>4.27089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179" calcext:value-type="float">
            <text:p>4.111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10461" calcext:value-type="float">
            <text:p>4.104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094" calcext:value-type="float">
            <text:p>4.2909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2985" calcext:value-type="float">
            <text:p>4.129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2735" calcext:value-type="float">
            <text:p>3.327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303" calcext:value-type="float">
            <text:p>4.30303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139" calcext:value-type="float">
            <text:p>4.151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708" calcext:value-type="float">
            <text:p>4.137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4881" calcext:value-type="float">
            <text:p>3.348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502" calcext:value-type="float">
            <text:p>4.31502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195" calcext:value-type="float">
            <text:p>4.171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5488" calcext:value-type="float">
            <text:p>4.154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226" calcext:value-type="float">
            <text:p>3.35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1953" calcext:value-type="float">
            <text:p>4.3195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084" calcext:value-type="float">
            <text:p>4.210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546" calcext:value-type="float">
            <text:p>3.385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571" calcext:value-type="float">
            <text:p>4.3457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3418" calcext:value-type="float">
            <text:p>4.234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0895" calcext:value-type="float">
            <text:p>4.208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0675" calcext:value-type="float">
            <text:p>3.406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5534" calcext:value-type="float">
            <text:p>4.35534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5365" calcext:value-type="float">
            <text:p>4.253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2505" calcext:value-type="float">
            <text:p>4.22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2469" calcext:value-type="float">
            <text:p>3.424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6686" calcext:value-type="float">
            <text:p>4.36686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8042" calcext:value-type="float">
            <text:p>4.280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4558" calcext:value-type="float">
            <text:p>4.245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446" calcext:value-type="float">
            <text:p>3.44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8169" calcext:value-type="float">
            <text:p>4.38169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1154" calcext:value-type="float">
            <text:p>4.3115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7143" calcext:value-type="float">
            <text:p>4.271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7115" calcext:value-type="float">
            <text:p>3.471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0138" calcext:value-type="float">
            <text:p>4.401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358" calcext:value-type="float">
            <text:p>4.335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0065" calcext:value-type="float">
            <text:p>3.500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1326" calcext:value-type="float">
            <text:p>4.413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6194" calcext:value-type="float">
            <text:p>4.361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31056" calcext:value-type="float">
            <text:p>4.310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52321" calcext:value-type="float">
            <text:p>3.523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2977" calcext:value-type="float">
            <text:p>4.4297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38924" calcext:value-type="float">
            <text:p>4.389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3296" calcext:value-type="float">
            <text:p>4.3329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3451" calcext:value-type="float">
            <text:p>3.5345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4284" calcext:value-type="float">
            <text:p>4.44284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236" calcext:value-type="float">
            <text:p>4.42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35951" calcext:value-type="float">
            <text:p>4.359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6547" calcext:value-type="float">
            <text:p>3.565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6192" calcext:value-type="float">
            <text:p>4.46192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5488" calcext:value-type="float">
            <text:p>4.4548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8304" calcext:value-type="float">
            <text:p>4.383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8821" calcext:value-type="float">
            <text:p>3.588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47778" calcext:value-type="float">
            <text:p>4.47778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48704" calcext:value-type="float">
            <text:p>4.487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0489" calcext:value-type="float">
            <text:p>4.4048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60627" calcext:value-type="float">
            <text:p>3.606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48976" calcext:value-type="float">
            <text:p>4.4897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2202" calcext:value-type="float">
            <text:p>4.5220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3207" calcext:value-type="float">
            <text:p>4.432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63773" calcext:value-type="float">
            <text:p>3.637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2" calcext:value-type="float">
            <text:p>0.162012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026" calcext:value-type="float">
            <text:p>4.502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5824" calcext:value-type="float">
            <text:p>4.558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5837" calcext:value-type="float">
            <text:p>4.4583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6672" calcext:value-type="float">
            <text:p>3.66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2163" calcext:value-type="float">
            <text:p>4.5216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59056" calcext:value-type="float">
            <text:p>4.5905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8508" calcext:value-type="float">
            <text:p>4.4850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67962" calcext:value-type="float">
            <text:p>3.6796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3747" calcext:value-type="float">
            <text:p>4.53747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315" calcext:value-type="float">
            <text:p>4.63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1441" calcext:value-type="float">
            <text:p>4.5144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2094" calcext:value-type="float">
            <text:p>3.7209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55831" calcext:value-type="float">
            <text:p>4.55831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66215" calcext:value-type="float">
            <text:p>4.662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53399" calcext:value-type="float">
            <text:p>4.533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3351" calcext:value-type="float">
            <text:p>3.733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56897" calcext:value-type="float">
            <text:p>4.5689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0881" calcext:value-type="float">
            <text:p>4.7088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6411" calcext:value-type="float">
            <text:p>4.564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7033" calcext:value-type="float">
            <text:p>3.770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58746" calcext:value-type="float">
            <text:p>4.5874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75635" calcext:value-type="float">
            <text:p>4.756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932" calcext:value-type="float">
            <text:p>4.59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79907" calcext:value-type="float">
            <text:p>3.799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075" calcext:value-type="float">
            <text:p>4.607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78767" calcext:value-type="float">
            <text:p>4.7876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61767" calcext:value-type="float">
            <text:p>4.61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81988" calcext:value-type="float">
            <text:p>3.81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1807" calcext:value-type="float">
            <text:p>4.61807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83541" calcext:value-type="float">
            <text:p>4.8354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4764" calcext:value-type="float">
            <text:p>4.647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5678" calcext:value-type="float">
            <text:p>3.8567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63775" calcext:value-type="float">
            <text:p>4.6377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8767" calcext:value-type="float">
            <text:p>4.876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7019" calcext:value-type="float">
            <text:p>4.670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7329" calcext:value-type="float">
            <text:p>3.8732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65015" calcext:value-type="float">
            <text:p>4.65015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92292" calcext:value-type="float">
            <text:p>4.9229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9709" calcext:value-type="float">
            <text:p>4.6970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0376" calcext:value-type="float">
            <text:p>3.903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66587" calcext:value-type="float">
            <text:p>4.66587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98755" calcext:value-type="float">
            <text:p>4.9875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3843" calcext:value-type="float">
            <text:p>4.7384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94082" calcext:value-type="float">
            <text:p>3.9408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69314" calcext:value-type="float">
            <text:p>4.6931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02933" calcext:value-type="float">
            <text:p>5.0293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76285" calcext:value-type="float">
            <text:p>4.7628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6562" calcext:value-type="float">
            <text:p>3.9656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0514" calcext:value-type="float">
            <text:p>4.70514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09134" calcext:value-type="float">
            <text:p>5.0913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8974" calcext:value-type="float">
            <text:p>4.7897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9617" calcext:value-type="float">
            <text:p>3.996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71716" calcext:value-type="float">
            <text:p>4.7171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14755" calcext:value-type="float">
            <text:p>5.1475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2077" calcext:value-type="float">
            <text:p>4.8207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2295" calcext:value-type="float">
            <text:p>4.0229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73563" calcext:value-type="float">
            <text:p>4.73563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22022" calcext:value-type="float">
            <text:p>5.2202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6139" calcext:value-type="float">
            <text:p>4.861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06422" calcext:value-type="float">
            <text:p>4.064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7622" calcext:value-type="float">
            <text:p>4.7622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2715" calcext:value-type="float">
            <text:p>5.27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8793" calcext:value-type="float">
            <text:p>4.8879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9153" calcext:value-type="float">
            <text:p>4.0915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4" calcext:value-type="float">
            <text:p>0.30633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311047" calcext:value-type="float">
            <text:p>0.311047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77536" calcext:value-type="float">
            <text:p>4.77536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33691" calcext:value-type="float">
            <text:p>5.3369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92003" calcext:value-type="float">
            <text:p>4.9200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2286" calcext:value-type="float">
            <text:p>4.1228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4" calcext:value-type="float">
            <text:p>0.315384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79252" calcext:value-type="float">
            <text:p>4.7925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42415" calcext:value-type="float">
            <text:p>5.4241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.95368" calcext:value-type="float">
            <text:p>4.9536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5855" calcext:value-type="float">
            <text:p>4.158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81065" calcext:value-type="float">
            <text:p>4.81065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49328" calcext:value-type="float">
            <text:p>5.4932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8444" calcext:value-type="float">
            <text:p>4.9844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947" calcext:value-type="float">
            <text:p>4.194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823" calcext:value-type="float">
            <text:p>4.823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8359" calcext:value-type="float">
            <text:p>5.5835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01694" calcext:value-type="float">
            <text:p>5.0169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22353" calcext:value-type="float">
            <text:p>4.2235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9" calcext:value-type="float">
            <text:p>0.342079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84385" calcext:value-type="float">
            <text:p>4.84385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68154" calcext:value-type="float">
            <text:p>5.681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5758" calcext:value-type="float">
            <text:p>5.0575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26928" calcext:value-type="float">
            <text:p>4.269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4.86662" calcext:value-type="float">
            <text:p>4.8666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75914" calcext:value-type="float">
            <text:p>5.7591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08856" calcext:value-type="float">
            <text:p>5.0885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0232" calcext:value-type="float">
            <text:p>4.302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73" calcext:value-type="float">
            <text:p>0.201773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4993" calcext:value-type="float">
            <text:p>0.354993</text:p>
          </table:table-cell>
          <table:table-cell office:value-type="float" office:value="0.363777" calcext:value-type="float">
            <text:p>0.363777</text:p>
          </table:table-cell>
          <table:table-cell table:number-columns-repeated="2" office:value-type="float" office:value="1.7987" calcext:value-type="float">
            <text:p>1.7987</text:p>
          </table:table-cell>
          <table:table-cell office:value-type="float" office:value="4.87975" calcext:value-type="float">
            <text:p>4.87975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5.87384" calcext:value-type="float">
            <text:p>5.8738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1332" calcext:value-type="float">
            <text:p>5.13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4209" calcext:value-type="float">
            <text:p>4.3420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3" calcext:value-type="float">
            <text:p>0.372773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4.90223" calcext:value-type="float">
            <text:p>4.90223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.97959" calcext:value-type="float">
            <text:p>5.9795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16501" calcext:value-type="float">
            <text:p>5.165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7563" calcext:value-type="float">
            <text:p>4.3756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4.91758" calcext:value-type="float">
            <text:p>4.91758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09865" calcext:value-type="float">
            <text:p>6.0986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19885" calcext:value-type="float">
            <text:p>5.198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0741" calcext:value-type="float">
            <text:p>4.407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4.93079" calcext:value-type="float">
            <text:p>4.9307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20552" calcext:value-type="float">
            <text:p>6.2055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23929" calcext:value-type="float">
            <text:p>5.239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4452" calcext:value-type="float">
            <text:p>4.444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2" calcext:value-type="float">
            <text:p>0.39012</text:p>
          </table:table-cell>
          <table:table-cell office:value-type="float" office:value="0.398803" calcext:value-type="float">
            <text:p>0.398803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4.95075" calcext:value-type="float">
            <text:p>4.95075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35317" calcext:value-type="float">
            <text:p>6.3531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7938" calcext:value-type="float">
            <text:p>5.2793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077" calcext:value-type="float">
            <text:p>4.4907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4.96989" calcext:value-type="float">
            <text:p>4.9698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52113" calcext:value-type="float">
            <text:p>6.5211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2078" calcext:value-type="float">
            <text:p>5.320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2976" calcext:value-type="float">
            <text:p>4.529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4" calcext:value-type="float">
            <text:p>0.413764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" calcext:value-type="float">
            <text:p>0.41687</text:p>
          </table:table-cell>
          <table:table-cell table:number-columns-repeated="2" office:value-type="float" office:value="1.79796" calcext:value-type="float">
            <text:p>1.79796</text:p>
          </table:table-cell>
          <table:table-cell office:value-type="float" office:value="4.98695" calcext:value-type="float">
            <text:p>4.98695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6.69037" calcext:value-type="float">
            <text:p>6.6903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36198" calcext:value-type="float">
            <text:p>5.361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57458" calcext:value-type="float">
            <text:p>4.5745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7" calcext:value-type="float">
            <text:p>0.233247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29" calcext:value-type="float">
            <text:p>0.422629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00488" calcext:value-type="float">
            <text:p>5.0048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.89207" calcext:value-type="float">
            <text:p>6.89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5" calcext:value-type="float">
            <text:p>5.406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5" calcext:value-type="float">
            <text:p>4.617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1" calcext:value-type="float">
            <text:p>5.02291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11007" calcext:value-type="float">
            <text:p>7.1100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.45906" calcext:value-type="float">
            <text:p>5.459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66807" calcext:value-type="float">
            <text:p>4.6680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9" calcext:value-type="float">
            <text:p>0.44069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0469" calcext:value-type="float">
            <text:p>5.046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3281" calcext:value-type="float">
            <text:p>7.32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8865" calcext:value-type="float">
            <text:p>5.4886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991" calcext:value-type="float">
            <text:p>4.699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05639" calcext:value-type="float">
            <text:p>5.05639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7.57164" calcext:value-type="float">
            <text:p>7.5716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.53391" calcext:value-type="float">
            <text:p>5.5339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74363" calcext:value-type="float">
            <text:p>4.7436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" calcext:value-type="float">
            <text:p>0.45859</text:p>
          </table:table-cell>
          <table:table-cell office:value-type="float" office:value="0.45439" calcext:value-type="float">
            <text:p>0.45439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0727" calcext:value-type="float">
            <text:p>5.0727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.91985" calcext:value-type="float">
            <text:p>7.9198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.58561" calcext:value-type="float">
            <text:p>5.5856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80194" calcext:value-type="float">
            <text:p>4.8019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5" calcext:value-type="float">
            <text:p>0.259975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6" calcext:value-type="float">
            <text:p>0.467606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09236" calcext:value-type="float">
            <text:p>5.09236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8.27155" calcext:value-type="float">
            <text:p>8.2715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63199" calcext:value-type="float">
            <text:p>5.6319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84417" calcext:value-type="float">
            <text:p>4.844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4" calcext:value-type="float">
            <text:p>0.476584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" calcext:value-type="float">
            <text:p>0.48008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10894" calcext:value-type="float">
            <text:p>5.10894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8.67183" calcext:value-type="float">
            <text:p>8.6718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.68427" calcext:value-type="float">
            <text:p>5.6842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90235" calcext:value-type="float">
            <text:p>4.902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1" calcext:value-type="float">
            <text:p>0.48851</text:p>
          </table:table-cell>
          <table:table-cell table:number-columns-repeated="2" office:value-type="float" office:value="1.79838" calcext:value-type="float">
            <text:p>1.79838</text:p>
          </table:table-cell>
          <table:table-cell office:value-type="float" office:value="5.12543" calcext:value-type="float">
            <text:p>5.12543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9.13699" calcext:value-type="float">
            <text:p>9.1369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.72937" calcext:value-type="float">
            <text:p>5.7293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4448" calcext:value-type="float">
            <text:p>4.9444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0.27668" calcext:value-type="float">
            <text:p>0.27668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6" calcext:value-type="float">
            <text:p>0.494526</text:p>
          </table:table-cell>
          <table:table-cell office:value-type="float" office:value="0.490647" calcext:value-type="float">
            <text:p>0.490647</text:p>
          </table:table-cell>
          <table:table-cell office:value-type="float" office:value="0.497613" calcext:value-type="float">
            <text:p>0.497613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14215" calcext:value-type="float">
            <text:p>5.14215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9.7051" calcext:value-type="float">
            <text:p>9.705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5.77781" calcext:value-type="float">
            <text:p>5.7778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99208" calcext:value-type="float">
            <text:p>4.9920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7" calcext:value-type="float">
            <text:p>0.278537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8" calcext:value-type="float">
            <text:p>0.503518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15515" calcext:value-type="float">
            <text:p>5.15515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0.4888" calcext:value-type="float">
            <text:p>10.488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.8327" calcext:value-type="float">
            <text:p>5.83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045" calcext:value-type="float">
            <text:p>5.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3593" calcext:value-type="float">
            <text:p>0.283593</text:p>
          </table:table-cell>
          <table:table-cell office:value-type="float" office:value="0.287003" calcext:value-type="float">
            <text:p>0.28700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62" calcext:value-type="float">
            <text:p>0.50962</text:p>
          </table:table-cell>
          <table:table-cell office:value-type="float" office:value="0.516137" calcext:value-type="float">
            <text:p>0.516137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17235" calcext:value-type="float">
            <text:p>5.17235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1.1796" calcext:value-type="float">
            <text:p>11.179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5.8874" calcext:value-type="float">
            <text:p>5.887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10382" calcext:value-type="float">
            <text:p>5.1038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323" calcext:value-type="float">
            <text:p>0.288323</text:p>
          </table:table-cell>
          <table:table-cell office:value-type="float" office:value="0.29237" calcext:value-type="float">
            <text:p>0.2923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26" calcext:value-type="float">
            <text:p>0.521426</text:p>
          </table:table-cell>
          <table:table-cell office:value-type="float" office:value="0.517827" calcext:value-type="float">
            <text:p>0.517827</text:p>
          </table:table-cell>
          <table:table-cell office:value-type="float" office:value="0.526027" calcext:value-type="float">
            <text:p>0.526027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894" calcext:value-type="float">
            <text:p>5.18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2.1607" calcext:value-type="float">
            <text:p>12.1607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5.94206" calcext:value-type="float">
            <text:p>5.94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15282" calcext:value-type="float">
            <text:p>5.1528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17" calcext:value-type="float">
            <text:p>0.295017</text:p>
          </table:table-cell>
          <table:table-cell office:value-type="float" office:value="0.29324" calcext:value-type="float">
            <text:p>0.29324</text:p>
          </table:table-cell>
          <table:table-cell office:value-type="float" office:value="0.297363" calcext:value-type="float">
            <text:p>0.297363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35" calcext:value-type="float">
            <text:p>0.530435</text:p>
          </table:table-cell>
          <table:table-cell office:value-type="float" office:value="0.526977" calcext:value-type="float">
            <text:p>0.526977</text:p>
          </table:table-cell>
          <table:table-cell office:value-type="float" office:value="0.534857" calcext:value-type="float">
            <text:p>0.534857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5.20338" calcext:value-type="float">
            <text:p>5.2033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3.6549" calcext:value-type="float">
            <text:p>13.6549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6.00195" calcext:value-type="float">
            <text:p>6.0019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21987" calcext:value-type="float">
            <text:p>5.2198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9955" calcext:value-type="float">
            <text:p>0.299955</text:p>
          </table:table-cell>
          <table:table-cell office:value-type="float" office:value="0.298683" calcext:value-type="float">
            <text:p>0.298683</text:p>
          </table:table-cell>
          <table:table-cell office:value-type="float" office:value="0.301053" calcext:value-type="float">
            <text:p>0.301053</text:p>
          </table:table-cell>
          <table:table-cell office:value-type="float" office:value="0.299952" calcext:value-type="float">
            <text:p>0.299952</text:p>
          </table:table-cell>
          <table:table-cell office:value-type="float" office:value="0.298325" calcext:value-type="float">
            <text:p>0.298325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0.539399" calcext:value-type="float">
            <text:p>0.539399</text:p>
          </table:table-cell>
          <table:table-cell office:value-type="float" office:value="0.535948" calcext:value-type="float">
            <text:p>0.535948</text:p>
          </table:table-cell>
          <table:table-cell office:value-type="float" office:value="0.543597" calcext:value-type="float">
            <text:p>0.543597</text:p>
          </table:table-cell>
          <table:table-cell office:value-type="float" office:value="0.539392" calcext:value-type="float">
            <text:p>0.539392</text:p>
          </table:table-cell>
          <table:table-cell office:value-type="float" office:value="0.53685" calcext:value-type="float">
            <text:p>0.53685</text:p>
          </table:table-cell>
          <table:table-cell office:value-type="float" office:value="0.543358" calcext:value-type="float">
            <text:p>0.543358</text:p>
          </table:table-cell>
          <table:table-cell office:value-type="float" office:value="1.79827" calcext:value-type="float">
            <text:p>1.79827</text:p>
          </table:table-cell>
          <table:table-cell office:value-type="float" office:value="1.79826" calcext:value-type="float">
            <text:p>1.79826</text:p>
          </table:table-cell>
          <table:table-cell office:value-type="float" office:value="5.22078" calcext:value-type="float">
            <text:p>5.22078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15.6894" calcext:value-type="float">
            <text:p>15.6894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06096" calcext:value-type="float">
            <text:p>6.0609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27888" calcext:value-type="float">
            <text:p>5.2788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49" calcext:value-type="float">
            <text:p>0.305049</text:p>
          </table:table-cell>
          <table:table-cell office:value-type="float" office:value="0.30221" calcext:value-type="float">
            <text:p>0.30221</text:p>
          </table:table-cell>
          <table:table-cell office:value-type="float" office:value="0.30696" calcext:value-type="float">
            <text:p>0.30696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388" calcext:value-type="float">
            <text:p>0.548388</text:p>
          </table:table-cell>
          <table:table-cell office:value-type="float" office:value="0.543437" calcext:value-type="float">
            <text:p>0.543437</text:p>
          </table:table-cell>
          <table:table-cell office:value-type="float" office:value="0.551853" calcext:value-type="float">
            <text:p>0.551853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5.23584" calcext:value-type="float">
            <text:p>5.23584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18.0739" calcext:value-type="float">
            <text:p>18.0739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6.11749" calcext:value-type="float">
            <text:p>6.1174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32939" calcext:value-type="float">
            <text:p>5.3293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9982" calcext:value-type="float">
            <text:p>0.309982</text:p>
          </table:table-cell>
          <table:table-cell office:value-type="float" office:value="0.308503" calcext:value-type="float">
            <text:p>0.30850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309985" calcext:value-type="float">
            <text:p>0.309985</text:p>
          </table:table-cell>
          <table:table-cell office:value-type="float" office:value="0.308215" calcext:value-type="float">
            <text:p>0.308215</text:p>
          </table:table-cell>
          <table:table-cell office:value-type="float" office:value="0.311377" calcext:value-type="float">
            <text:p>0.311377</text:p>
          </table:table-cell>
          <table:table-cell office:value-type="float" office:value="0.557329" calcext:value-type="float">
            <text:p>0.557329</text:p>
          </table:table-cell>
          <table:table-cell office:value-type="float" office:value="0.554978" calcext:value-type="float">
            <text:p>0.554978</text:p>
          </table:table-cell>
          <table:table-cell office:value-type="float" office:value="0.560423" calcext:value-type="float">
            <text:p>0.560423</text:p>
          </table:table-cell>
          <table:table-cell office:value-type="float" office:value="0.557337" calcext:value-type="float">
            <text:p>0.557337</text:p>
          </table:table-cell>
          <table:table-cell office:value-type="float" office:value="0.554765" calcext:value-type="float">
            <text:p>0.554765</text:p>
          </table:table-cell>
          <table:table-cell office:value-type="float" office:value="0.561717" calcext:value-type="float">
            <text:p>0.561717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5.25008" calcext:value-type="float">
            <text:p>5.25008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4.0658" calcext:value-type="float">
            <text:p>24.0658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6.18484" calcext:value-type="float">
            <text:p>6.1848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40013" calcext:value-type="float">
            <text:p>5.4001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18" calcext:value-type="float">
            <text:p>0.315018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315813" calcext:value-type="float">
            <text:p>0.315813</text:p>
          </table:table-cell>
          <table:table-cell office:value-type="float" office:value="0.315014" calcext:value-type="float">
            <text:p>0.315014</text:p>
          </table:table-cell>
          <table:table-cell office:value-type="float" office:value="0.31231" calcext:value-type="float">
            <text:p>0.31231</text:p>
          </table:table-cell>
          <table:table-cell office:value-type="float" office:value="0.316787" calcext:value-type="float">
            <text:p>0.316787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56362" calcext:value-type="float">
            <text:p>0.56362</text:p>
          </table:table-cell>
          <table:table-cell office:value-type="float" office:value="0.569487" calcext:value-type="float">
            <text:p>0.569487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1717" calcext:value-type="float">
            <text:p>0.561717</text:p>
          </table:table-cell>
          <table:table-cell office:value-type="float" office:value="0.570593" calcext:value-type="float">
            <text:p>0.570593</text:p>
          </table:table-cell>
          <table:table-cell office:value-type="float" office:value="1.79834" calcext:value-type="float">
            <text:p>1.79834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5.26578" calcext:value-type="float">
            <text:p>5.26578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38.1817" calcext:value-type="float">
            <text:p>38.1817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6.25549" calcext:value-type="float">
            <text:p>6.2554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47069" calcext:value-type="float">
            <text:p>5.4706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9925" calcext:value-type="float">
            <text:p>0.319925</text:p>
          </table:table-cell>
          <table:table-cell office:value-type="float" office:value="0.319024" calcext:value-type="float">
            <text:p>0.319024</text:p>
          </table:table-cell>
          <table:table-cell office:value-type="float" office:value="0.320599" calcext:value-type="float">
            <text:p>0.320599</text:p>
          </table:table-cell>
          <table:table-cell office:value-type="float" office:value="0.319908" calcext:value-type="float">
            <text:p>0.319908</text:p>
          </table:table-cell>
          <table:table-cell office:value-type="float" office:value="0.318707" calcext:value-type="float">
            <text:p>0.318707</text:p>
          </table:table-cell>
          <table:table-cell office:value-type="float" office:value="0.320901" calcext:value-type="float">
            <text:p>0.320901</text:p>
          </table:table-cell>
          <table:table-cell office:value-type="float" office:value="0.575569" calcext:value-type="float">
            <text:p>0.575569</text:p>
          </table:table-cell>
          <table:table-cell office:value-type="float" office:value="0.572361" calcext:value-type="float">
            <text:p>0.572361</text:p>
          </table:table-cell>
          <table:table-cell office:value-type="float" office:value="0.577257" calcext:value-type="float">
            <text:p>0.577257</text:p>
          </table:table-cell>
          <table:table-cell office:value-type="float" office:value="0.57554" calcext:value-type="float">
            <text:p>0.57554</text:p>
          </table:table-cell>
          <table:table-cell office:value-type="float" office:value="0.573323" calcext:value-type="float">
            <text:p>0.573323</text:p>
          </table:table-cell>
          <table:table-cell office:value-type="float" office:value="0.577606" calcext:value-type="float">
            <text:p>0.577606</text:p>
          </table:table-cell>
          <table:table-cell office:value-type="float" office:value="1.79907" calcext:value-type="float">
            <text:p>1.79907</text:p>
          </table:table-cell>
          <table:table-cell office:value-type="float" office:value="1.79908" calcext:value-type="float">
            <text:p>1.79908</text:p>
          </table:table-cell>
          <table:table-cell office:value-type="float" office:value="5.28014" calcext:value-type="float">
            <text:p>5.28014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499.381" calcext:value-type="float">
            <text:p>499.381</text:p>
          </table:table-cell>
          <table:table-cell office:value-type="float" office:value="1" calcext:value-type="float">
            <text:p>1</text:p>
          </table:table-cell>
          <table:table-cell office:value-type="float" office:value="9560" calcext:value-type="float">
            <text:p>9560</text:p>
          </table:table-cell>
          <table:table-cell office:value-type="float" office:value="6.31733" calcext:value-type="float">
            <text:p>6.3173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52962" calcext:value-type="float">
            <text:p>5.5296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323769" calcext:value-type="float">
            <text:p>0.323769</text:p>
          </table:table-cell>
          <table:table-cell office:value-type="float" office:value="0.325766" calcext:value-type="float">
            <text:p>0.325766</text:p>
          </table:table-cell>
          <table:table-cell office:value-type="float" office:value="0.324663" calcext:value-type="float">
            <text:p>0.324663</text:p>
          </table:table-cell>
          <table:table-cell office:value-type="float" office:value="0.323426" calcext:value-type="float">
            <text:p>0.323426</text:p>
          </table:table-cell>
          <table:table-cell office:value-type="float" office:value="0.32576" calcext:value-type="float">
            <text:p>0.32576</text:p>
          </table:table-cell>
          <table:table-cell office:value-type="float" office:value="0.584549" calcext:value-type="float">
            <text:p>0.584549</text:p>
          </table:table-cell>
          <table:table-cell office:value-type="float" office:value="0.581999" calcext:value-type="float">
            <text:p>0.581999</text:p>
          </table:table-cell>
          <table:table-cell office:value-type="float" office:value="0.587164" calcext:value-type="float">
            <text:p>0.587164</text:p>
          </table:table-cell>
          <table:table-cell office:value-type="float" office:value="0.584102" calcext:value-type="float">
            <text:p>0.584102</text:p>
          </table:table-cell>
          <table:table-cell office:value-type="float" office:value="0.581856" calcext:value-type="float">
            <text:p>0.581856</text:p>
          </table:table-cell>
          <table:table-cell office:value-type="float" office:value="0.586366" calcext:value-type="float">
            <text:p>0.586366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1.7991" calcext:value-type="float">
            <text:p>1.7991</text:p>
          </table:table-cell>
          <table:table-cell office:value-type="float" office:value="5.29318" calcext:value-type="float">
            <text:p>5.29318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889" calcext:value-type="float">
            <text:p>4.098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291" calcext:value-type="float">
            <text:p>4.09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15" calcext:value-type="float">
            <text:p>3.29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089" calcext:value-type="float">
            <text:p>4.27089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179" calcext:value-type="float">
            <text:p>4.111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10461" calcext:value-type="float">
            <text:p>4.104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094" calcext:value-type="float">
            <text:p>4.2909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2985" calcext:value-type="float">
            <text:p>4.129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2735" calcext:value-type="float">
            <text:p>3.327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303" calcext:value-type="float">
            <text:p>4.30303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139" calcext:value-type="float">
            <text:p>4.151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708" calcext:value-type="float">
            <text:p>4.137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4881" calcext:value-type="float">
            <text:p>3.348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502" calcext:value-type="float">
            <text:p>4.31502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195" calcext:value-type="float">
            <text:p>4.171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5488" calcext:value-type="float">
            <text:p>4.154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226" calcext:value-type="float">
            <text:p>3.35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1953" calcext:value-type="float">
            <text:p>4.3195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084" calcext:value-type="float">
            <text:p>4.210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546" calcext:value-type="float">
            <text:p>3.385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571" calcext:value-type="float">
            <text:p>4.3457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3418" calcext:value-type="float">
            <text:p>4.234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0895" calcext:value-type="float">
            <text:p>4.208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0675" calcext:value-type="float">
            <text:p>3.406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5534" calcext:value-type="float">
            <text:p>4.35534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5365" calcext:value-type="float">
            <text:p>4.253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2505" calcext:value-type="float">
            <text:p>4.22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2469" calcext:value-type="float">
            <text:p>3.424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6686" calcext:value-type="float">
            <text:p>4.36686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8042" calcext:value-type="float">
            <text:p>4.280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4558" calcext:value-type="float">
            <text:p>4.245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446" calcext:value-type="float">
            <text:p>3.44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8169" calcext:value-type="float">
            <text:p>4.38169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1154" calcext:value-type="float">
            <text:p>4.3115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7143" calcext:value-type="float">
            <text:p>4.271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7115" calcext:value-type="float">
            <text:p>3.471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0138" calcext:value-type="float">
            <text:p>4.401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358" calcext:value-type="float">
            <text:p>4.335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0065" calcext:value-type="float">
            <text:p>3.500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1326" calcext:value-type="float">
            <text:p>4.413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6194" calcext:value-type="float">
            <text:p>4.361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31056" calcext:value-type="float">
            <text:p>4.310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52321" calcext:value-type="float">
            <text:p>3.523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2977" calcext:value-type="float">
            <text:p>4.4297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38921" calcext:value-type="float">
            <text:p>4.389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3293" calcext:value-type="float">
            <text:p>4.3329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345" calcext:value-type="float">
            <text:p>3.53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4281" calcext:value-type="float">
            <text:p>4.44281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236" calcext:value-type="float">
            <text:p>4.42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35951" calcext:value-type="float">
            <text:p>4.359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6547" calcext:value-type="float">
            <text:p>3.565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6192" calcext:value-type="float">
            <text:p>4.46192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5488" calcext:value-type="float">
            <text:p>4.4548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8304" calcext:value-type="float">
            <text:p>4.383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8821" calcext:value-type="float">
            <text:p>3.588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47778" calcext:value-type="float">
            <text:p>4.47778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0487" calcext:value-type="float">
            <text:p>4.404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60626" calcext:value-type="float">
            <text:p>3.606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48974" calcext:value-type="float">
            <text:p>4.48974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2202" calcext:value-type="float">
            <text:p>4.5220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3207" calcext:value-type="float">
            <text:p>4.432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63773" calcext:value-type="float">
            <text:p>3.637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2" calcext:value-type="float">
            <text:p>0.162012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026" calcext:value-type="float">
            <text:p>4.502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5824" calcext:value-type="float">
            <text:p>4.558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5837" calcext:value-type="float">
            <text:p>4.4583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6672" calcext:value-type="float">
            <text:p>3.66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2163" calcext:value-type="float">
            <text:p>4.5216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59054" calcext:value-type="float">
            <text:p>4.5905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8506" calcext:value-type="float">
            <text:p>4.485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67961" calcext:value-type="float">
            <text:p>3.6796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3745" calcext:value-type="float">
            <text:p>4.5374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3148" calcext:value-type="float">
            <text:p>4.6314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1439" calcext:value-type="float">
            <text:p>4.514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2089" calcext:value-type="float">
            <text:p>3.7208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55829" calcext:value-type="float">
            <text:p>4.55829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66215" calcext:value-type="float">
            <text:p>4.662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53399" calcext:value-type="float">
            <text:p>4.533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3351" calcext:value-type="float">
            <text:p>3.733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56897" calcext:value-type="float">
            <text:p>4.5689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088" calcext:value-type="float">
            <text:p>4.70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641" calcext:value-type="float">
            <text:p>4.564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7029" calcext:value-type="float">
            <text:p>3.770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58744" calcext:value-type="float">
            <text:p>4.5874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75635" calcext:value-type="float">
            <text:p>4.756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932" calcext:value-type="float">
            <text:p>4.59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79907" calcext:value-type="float">
            <text:p>3.799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075" calcext:value-type="float">
            <text:p>4.607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78767" calcext:value-type="float">
            <text:p>4.7876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61767" calcext:value-type="float">
            <text:p>4.61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81988" calcext:value-type="float">
            <text:p>3.81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1807" calcext:value-type="float">
            <text:p>4.61807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83538" calcext:value-type="float">
            <text:p>4.835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4761" calcext:value-type="float">
            <text:p>4.647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5676" calcext:value-type="float">
            <text:p>3.856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63772" calcext:value-type="float">
            <text:p>4.6377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87669" calcext:value-type="float">
            <text:p>4.876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7017" calcext:value-type="float">
            <text:p>4.67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7328" calcext:value-type="float">
            <text:p>3.873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65014" calcext:value-type="float">
            <text:p>4.6501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9229" calcext:value-type="float">
            <text:p>4.922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9707" calcext:value-type="float">
            <text:p>4.697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0375" calcext:value-type="float">
            <text:p>3.9037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66586" calcext:value-type="float">
            <text:p>4.66586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98749" calcext:value-type="float">
            <text:p>4.9874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3836" calcext:value-type="float">
            <text:p>4.7383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94075" calcext:value-type="float">
            <text:p>3.940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69307" calcext:value-type="float">
            <text:p>4.6930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0293" calcext:value-type="float">
            <text:p>5.02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76281" calcext:value-type="float">
            <text:p>4.7628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6559" calcext:value-type="float">
            <text:p>3.9655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0511" calcext:value-type="float">
            <text:p>4.70511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09126" calcext:value-type="float">
            <text:p>5.091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8966" calcext:value-type="float">
            <text:p>4.789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9611" calcext:value-type="float">
            <text:p>3.996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71709" calcext:value-type="float">
            <text:p>4.71709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14749" calcext:value-type="float">
            <text:p>5.1474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2071" calcext:value-type="float">
            <text:p>4.8207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2288" calcext:value-type="float">
            <text:p>4.022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73557" calcext:value-type="float">
            <text:p>4.73557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22019" calcext:value-type="float">
            <text:p>5.2201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6135" calcext:value-type="float">
            <text:p>4.861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06418" calcext:value-type="float">
            <text:p>4.064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76216" calcext:value-type="float">
            <text:p>4.7621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27141" calcext:value-type="float">
            <text:p>5.2714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8785" calcext:value-type="float">
            <text:p>4.8878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9147" calcext:value-type="float">
            <text:p>4.091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4" calcext:value-type="float">
            <text:p>0.30633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311047" calcext:value-type="float">
            <text:p>0.311047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77528" calcext:value-type="float">
            <text:p>4.77528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33687" calcext:value-type="float">
            <text:p>5.3368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91999" calcext:value-type="float">
            <text:p>4.919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2278" calcext:value-type="float">
            <text:p>4.1227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4" calcext:value-type="float">
            <text:p>0.315384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79249" calcext:value-type="float">
            <text:p>4.7924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42413" calcext:value-type="float">
            <text:p>5.424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.95366" calcext:value-type="float">
            <text:p>4.9536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5854" calcext:value-type="float">
            <text:p>4.158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81063" calcext:value-type="float">
            <text:p>4.81063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49313" calcext:value-type="float">
            <text:p>5.493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8434" calcext:value-type="float">
            <text:p>4.984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82288" calcext:value-type="float">
            <text:p>4.82288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8351" calcext:value-type="float">
            <text:p>5.583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01687" calcext:value-type="float">
            <text:p>5.016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22349" calcext:value-type="float">
            <text:p>4.2234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9" calcext:value-type="float">
            <text:p>0.342079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84379" calcext:value-type="float">
            <text:p>4.84379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68141" calcext:value-type="float">
            <text:p>5.6814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575" calcext:value-type="float">
            <text:p>5.057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2692" calcext:value-type="float">
            <text:p>4.26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4.86649" calcext:value-type="float">
            <text:p>4.8664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75932" calcext:value-type="float">
            <text:p>5.7593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08851" calcext:value-type="float">
            <text:p>5.088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0217" calcext:value-type="float">
            <text:p>4.302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73" calcext:value-type="float">
            <text:p>0.201773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4993" calcext:value-type="float">
            <text:p>0.354993</text:p>
          </table:table-cell>
          <table:table-cell office:value-type="float" office:value="0.363777" calcext:value-type="float">
            <text:p>0.363777</text:p>
          </table:table-cell>
          <table:table-cell table:number-columns-repeated="2" office:value-type="float" office:value="1.7987" calcext:value-type="float">
            <text:p>1.7987</text:p>
          </table:table-cell>
          <table:table-cell office:value-type="float" office:value="4.87966" calcext:value-type="float">
            <text:p>4.87966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5.8737" calcext:value-type="float">
            <text:p>5.873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13307" calcext:value-type="float">
            <text:p>5.133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4196" calcext:value-type="float">
            <text:p>4.341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3" calcext:value-type="float">
            <text:p>0.372773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4.90211" calcext:value-type="float">
            <text:p>4.9021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.97945" calcext:value-type="float">
            <text:p>5.9794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16489" calcext:value-type="float">
            <text:p>5.164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7552" calcext:value-type="float">
            <text:p>4.375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4.91749" calcext:value-type="float">
            <text:p>4.91749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09846" calcext:value-type="float">
            <text:p>6.0984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1987" calcext:value-type="float">
            <text:p>5.19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0731" calcext:value-type="float">
            <text:p>4.407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4.93069" calcext:value-type="float">
            <text:p>4.9306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20628" calcext:value-type="float">
            <text:p>6.206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23941" calcext:value-type="float">
            <text:p>5.2394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4477" calcext:value-type="float">
            <text:p>4.4447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2" calcext:value-type="float">
            <text:p>0.39012</text:p>
          </table:table-cell>
          <table:table-cell office:value-type="float" office:value="0.398803" calcext:value-type="float">
            <text:p>0.398803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4.95064" calcext:value-type="float">
            <text:p>4.9506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35224" calcext:value-type="float">
            <text:p>6.352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7885" calcext:value-type="float">
            <text:p>5.278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005" calcext:value-type="float">
            <text:p>4.490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4.96942" calcext:value-type="float">
            <text:p>4.9694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52024" calcext:value-type="float">
            <text:p>6.520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2053" calcext:value-type="float">
            <text:p>5.3205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2947" calcext:value-type="float">
            <text:p>4.529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4" calcext:value-type="float">
            <text:p>0.413764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" calcext:value-type="float">
            <text:p>0.41687</text:p>
          </table:table-cell>
          <table:table-cell table:number-columns-repeated="2" office:value-type="float" office:value="1.79796" calcext:value-type="float">
            <text:p>1.79796</text:p>
          </table:table-cell>
          <table:table-cell office:value-type="float" office:value="4.98673" calcext:value-type="float">
            <text:p>4.9867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6.69047" calcext:value-type="float">
            <text:p>6.6904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36159" calcext:value-type="float">
            <text:p>5.3615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57406" calcext:value-type="float">
            <text:p>4.574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7" calcext:value-type="float">
            <text:p>0.233247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29" calcext:value-type="float">
            <text:p>0.422629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00449" calcext:value-type="float">
            <text:p>5.0044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10848" calcext:value-type="float">
            <text:p>7.1084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.4585" calcext:value-type="float">
            <text:p>5.45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6675" calcext:value-type="float">
            <text:p>4.66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9" calcext:value-type="float">
            <text:p>0.44069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04669" calcext:value-type="float">
            <text:p>5.0466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33255" calcext:value-type="float">
            <text:p>7.3325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8806" calcext:value-type="float">
            <text:p>5.488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9843" calcext:value-type="float">
            <text:p>4.698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05644" calcext:value-type="float">
            <text:p>5.0564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7.56979" calcext:value-type="float">
            <text:p>7.5697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.53345" calcext:value-type="float">
            <text:p>5.533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74309" calcext:value-type="float">
            <text:p>4.74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" calcext:value-type="float">
            <text:p>0.45859</text:p>
          </table:table-cell>
          <table:table-cell office:value-type="float" office:value="0.45439" calcext:value-type="float">
            <text:p>0.45439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07235" calcext:value-type="float">
            <text:p>5.07235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.91791" calcext:value-type="float">
            <text:p>7.917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.58476" calcext:value-type="float">
            <text:p>5.5847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80071" calcext:value-type="float">
            <text:p>4.800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5" calcext:value-type="float">
            <text:p>0.259975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6" calcext:value-type="float">
            <text:p>0.467606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09185" calcext:value-type="float">
            <text:p>5.09185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8.2667" calcext:value-type="float">
            <text:p>8.266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63093" calcext:value-type="float">
            <text:p>5.630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84355" calcext:value-type="float">
            <text:p>4.843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4" calcext:value-type="float">
            <text:p>0.476584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" calcext:value-type="float">
            <text:p>0.48008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1082" calcext:value-type="float">
            <text:p>5.1082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8.64656" calcext:value-type="float">
            <text:p>8.6465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.6826" calcext:value-type="float">
            <text:p>5.682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9979" calcext:value-type="float">
            <text:p>4.899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1" calcext:value-type="float">
            <text:p>0.48851</text:p>
          </table:table-cell>
          <table:table-cell table:number-columns-repeated="2" office:value-type="float" office:value="1.79838" calcext:value-type="float">
            <text:p>1.79838</text:p>
          </table:table-cell>
          <table:table-cell office:value-type="float" office:value="5.12513" calcext:value-type="float">
            <text:p>5.12513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9.15955" calcext:value-type="float">
            <text:p>9.1595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.72931" calcext:value-type="float">
            <text:p>5.7293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4384" calcext:value-type="float">
            <text:p>4.9438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9" calcext:value-type="float">
            <text:p>0.275019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3" calcext:value-type="float">
            <text:p>0.276683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6" calcext:value-type="float">
            <text:p>0.494526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17" calcext:value-type="float">
            <text:p>0.497617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14056" calcext:value-type="float">
            <text:p>5.14056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9.74505" calcext:value-type="float">
            <text:p>9.74505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5.78077" calcext:value-type="float">
            <text:p>5.7807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9769" calcext:value-type="float">
            <text:p>4.997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7" calcext:value-type="float">
            <text:p>0.278537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8" calcext:value-type="float">
            <text:p>0.503518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15752" calcext:value-type="float">
            <text:p>5.15752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0.4644" calcext:value-type="float">
            <text:p>10.464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.82645" calcext:value-type="float">
            <text:p>5.826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03988" calcext:value-type="float">
            <text:p>5.039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14" calcext:value-type="float">
            <text:p>0.285014</text:p>
          </table:table-cell>
          <table:table-cell office:value-type="float" office:value="0.28359" calcext:value-type="float">
            <text:p>0.28359</text:p>
          </table:table-cell>
          <table:table-cell office:value-type="float" office:value="0.286997" calcext:value-type="float">
            <text:p>0.286997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38" calcext:value-type="float">
            <text:p>0.512438</text:p>
          </table:table-cell>
          <table:table-cell office:value-type="float" office:value="0.509617" calcext:value-type="float">
            <text:p>0.509617</text:p>
          </table:table-cell>
          <table:table-cell office:value-type="float" office:value="0.51613" calcext:value-type="float">
            <text:p>0.5161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17089" calcext:value-type="float">
            <text:p>5.17089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1.1134" calcext:value-type="float">
            <text:p>11.113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5.88409" calcext:value-type="float">
            <text:p>5.8840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09831" calcext:value-type="float">
            <text:p>5.098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29" calcext:value-type="float">
            <text:p>0.290029</text:p>
          </table:table-cell>
          <table:table-cell office:value-type="float" office:value="0.288313" calcext:value-type="float">
            <text:p>0.288313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18" calcext:value-type="float">
            <text:p>0.521418</text:p>
          </table:table-cell>
          <table:table-cell office:value-type="float" office:value="0.51782" calcext:value-type="float">
            <text:p>0.51782</text:p>
          </table:table-cell>
          <table:table-cell office:value-type="float" office:value="0.526007" calcext:value-type="float">
            <text:p>0.526007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18813" calcext:value-type="float">
            <text:p>5.18813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2.2471" calcext:value-type="float">
            <text:p>12.247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.94143" calcext:value-type="float">
            <text:p>5.941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15651" calcext:value-type="float">
            <text:p>5.156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1" calcext:value-type="float">
            <text:p>0.295021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" calcext:value-type="float">
            <text:p>0.53044</text:p>
          </table:table-cell>
          <table:table-cell office:value-type="float" office:value="0.526987" calcext:value-type="float">
            <text:p>0.526987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20407" calcext:value-type="float">
            <text:p>5.2040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3.7618" calcext:value-type="float">
            <text:p>13.761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5.99707" calcext:value-type="float">
            <text:p>5.9970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21425" calcext:value-type="float">
            <text:p>5.214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4" calcext:value-type="float">
            <text:p>0.300034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3" calcext:value-type="float">
            <text:p>0.3022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2" calcext:value-type="float">
            <text:p>0.539352</text:p>
          </table:table-cell>
          <table:table-cell office:value-type="float" office:value="0.53535" calcext:value-type="float">
            <text:p>0.53535</text:p>
          </table:table-cell>
          <table:table-cell office:value-type="float" office:value="0.543037" calcext:value-type="float">
            <text:p>0.54303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22157" calcext:value-type="float">
            <text:p>5.22157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15.5676" calcext:value-type="float">
            <text:p>15.5676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6.05268" calcext:value-type="float">
            <text:p>6.0526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26853" calcext:value-type="float">
            <text:p>5.2685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302197" calcext:value-type="float">
            <text:p>0.302197</text:p>
          </table:table-cell>
          <table:table-cell office:value-type="float" office:value="0.30697" calcext:value-type="float">
            <text:p>0.30697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392" calcext:value-type="float">
            <text:p>0.548392</text:p>
          </table:table-cell>
          <table:table-cell office:value-type="float" office:value="0.543423" calcext:value-type="float">
            <text:p>0.543423</text:p>
          </table:table-cell>
          <table:table-cell office:value-type="float" office:value="0.55188" calcext:value-type="float">
            <text:p>0.55188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5.23103" calcext:value-type="float">
            <text:p>5.23103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18.2507" calcext:value-type="float">
            <text:p>18.2507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.12268" calcext:value-type="float">
            <text:p>6.122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33868" calcext:value-type="float">
            <text:p>5.338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9982" calcext:value-type="float">
            <text:p>0.309982</text:p>
          </table:table-cell>
          <table:table-cell office:value-type="float" office:value="0.308503" calcext:value-type="float">
            <text:p>0.30850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309989" calcext:value-type="float">
            <text:p>0.309989</text:p>
          </table:table-cell>
          <table:table-cell office:value-type="float" office:value="0.308213" calcext:value-type="float">
            <text:p>0.308213</text:p>
          </table:table-cell>
          <table:table-cell office:value-type="float" office:value="0.311383" calcext:value-type="float">
            <text:p>0.311383</text:p>
          </table:table-cell>
          <table:table-cell office:value-type="float" office:value="0.557329" calcext:value-type="float">
            <text:p>0.557329</text:p>
          </table:table-cell>
          <table:table-cell office:value-type="float" office:value="0.554978" calcext:value-type="float">
            <text:p>0.554978</text:p>
          </table:table-cell>
          <table:table-cell office:value-type="float" office:value="0.560423" calcext:value-type="float">
            <text:p>0.560423</text:p>
          </table:table-cell>
          <table:table-cell office:value-type="float" office:value="0.557346" calcext:value-type="float">
            <text:p>0.557346</text:p>
          </table:table-cell>
          <table:table-cell office:value-type="float" office:value="0.554765" calcext:value-type="float">
            <text:p>0.554765</text:p>
          </table:table-cell>
          <table:table-cell office:value-type="float" office:value="0.561732" calcext:value-type="float">
            <text:p>0.561732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5.25189" calcext:value-type="float">
            <text:p>5.2518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3.8969" calcext:value-type="float">
            <text:p>23.8969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6.17866" calcext:value-type="float">
            <text:p>6.1786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39596" calcext:value-type="float">
            <text:p>5.3959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18" calcext:value-type="float">
            <text:p>0.315018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315813" calcext:value-type="float">
            <text:p>0.315813</text:p>
          </table:table-cell>
          <table:table-cell office:value-type="float" office:value="0.315007" calcext:value-type="float">
            <text:p>0.315007</text:p>
          </table:table-cell>
          <table:table-cell office:value-type="float" office:value="0.312313" calcext:value-type="float">
            <text:p>0.312313</text:p>
          </table:table-cell>
          <table:table-cell office:value-type="float" office:value="0.316777" calcext:value-type="float">
            <text:p>0.316777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56362" calcext:value-type="float">
            <text:p>0.56362</text:p>
          </table:table-cell>
          <table:table-cell office:value-type="float" office:value="0.569487" calcext:value-type="float">
            <text:p>0.569487</text:p>
          </table:table-cell>
          <table:table-cell office:value-type="float" office:value="0.566494" calcext:value-type="float">
            <text:p>0.566494</text:p>
          </table:table-cell>
          <table:table-cell office:value-type="float" office:value="0.561693" calcext:value-type="float">
            <text:p>0.561693</text:p>
          </table:table-cell>
          <table:table-cell office:value-type="float" office:value="0.570587" calcext:value-type="float">
            <text:p>0.570587</text:p>
          </table:table-cell>
          <table:table-cell office:value-type="float" office:value="1.79834" calcext:value-type="float">
            <text:p>1.79834</text:p>
          </table:table-cell>
          <table:table-cell office:value-type="float" office:value="1.79835" calcext:value-type="float">
            <text:p>1.79835</text:p>
          </table:table-cell>
          <table:table-cell office:value-type="float" office:value="5.26472" calcext:value-type="float">
            <text:p>5.26472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39.481" calcext:value-type="float">
            <text:p>39.481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6.24867" calcext:value-type="float">
            <text:p>6.2486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46756" calcext:value-type="float">
            <text:p>5.4675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0.318994" calcext:value-type="float">
            <text:p>0.318994</text:p>
          </table:table-cell>
          <table:table-cell office:value-type="float" office:value="0.320784" calcext:value-type="float">
            <text:p>0.320784</text:p>
          </table:table-cell>
          <table:table-cell office:value-type="float" office:value="0.320019" calcext:value-type="float">
            <text:p>0.320019</text:p>
          </table:table-cell>
          <table:table-cell office:value-type="float" office:value="0.318178" calcext:value-type="float">
            <text:p>0.318178</text:p>
          </table:table-cell>
          <table:table-cell office:value-type="float" office:value="0.321102" calcext:value-type="float">
            <text:p>0.321102</text:p>
          </table:table-cell>
          <table:table-cell office:value-type="float" office:value="0.575325" calcext:value-type="float">
            <text:p>0.575325</text:p>
          </table:table-cell>
          <table:table-cell office:value-type="float" office:value="0.57221" calcext:value-type="float">
            <text:p>0.57221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75343" calcext:value-type="float">
            <text:p>0.575343</text:p>
          </table:table-cell>
          <table:table-cell office:value-type="float" office:value="0.571052" calcext:value-type="float">
            <text:p>0.571052</text:p>
          </table:table-cell>
          <table:table-cell office:value-type="float" office:value="0.578432" calcext:value-type="float">
            <text:p>0.578432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27838" calcext:value-type="float">
            <text:p>5.27838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348.749" calcext:value-type="float">
            <text:p>348.749</text:p>
          </table:table-cell>
          <table:table-cell office:value-type="float" office:value="1" calcext:value-type="float">
            <text:p>1</text:p>
          </table:table-cell>
          <table:table-cell office:value-type="float" office:value="5884" calcext:value-type="float">
            <text:p>5884</text:p>
          </table:table-cell>
          <table:table-cell office:value-type="float" office:value="6.32085" calcext:value-type="float">
            <text:p>6.3208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53495" calcext:value-type="float">
            <text:p>5.534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323769" calcext:value-type="float">
            <text:p>0.323769</text:p>
          </table:table-cell>
          <table:table-cell office:value-type="float" office:value="0.325766" calcext:value-type="float">
            <text:p>0.325766</text:p>
          </table:table-cell>
          <table:table-cell office:value-type="float" office:value="0.324758" calcext:value-type="float">
            <text:p>0.324758</text:p>
          </table:table-cell>
          <table:table-cell office:value-type="float" office:value="0.323534" calcext:value-type="float">
            <text:p>0.323534</text:p>
          </table:table-cell>
          <table:table-cell office:value-type="float" office:value="0.325859" calcext:value-type="float">
            <text:p>0.325859</text:p>
          </table:table-cell>
          <table:table-cell office:value-type="float" office:value="0.584549" calcext:value-type="float">
            <text:p>0.584549</text:p>
          </table:table-cell>
          <table:table-cell office:value-type="float" office:value="0.581999" calcext:value-type="float">
            <text:p>0.581999</text:p>
          </table:table-cell>
          <table:table-cell office:value-type="float" office:value="0.587164" calcext:value-type="float">
            <text:p>0.587164</text:p>
          </table:table-cell>
          <table:table-cell office:value-type="float" office:value="0.584273" calcext:value-type="float">
            <text:p>0.584273</text:p>
          </table:table-cell>
          <table:table-cell office:value-type="float" office:value="0.581946" calcext:value-type="float">
            <text:p>0.581946</text:p>
          </table:table-cell>
          <table:table-cell office:value-type="float" office:value="0.586516" calcext:value-type="float">
            <text:p>0.586516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1.7991" calcext:value-type="float">
            <text:p>1.7991</text:p>
          </table:table-cell>
          <table:table-cell office:value-type="float" office:value="5.29335" calcext:value-type="float">
            <text:p>5.29335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889" calcext:value-type="float">
            <text:p>4.098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291" calcext:value-type="float">
            <text:p>4.09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15" calcext:value-type="float">
            <text:p>3.29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089" calcext:value-type="float">
            <text:p>4.27089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179" calcext:value-type="float">
            <text:p>4.111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10461" calcext:value-type="float">
            <text:p>4.104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094" calcext:value-type="float">
            <text:p>4.2909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2985" calcext:value-type="float">
            <text:p>4.129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2735" calcext:value-type="float">
            <text:p>3.327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303" calcext:value-type="float">
            <text:p>4.30303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139" calcext:value-type="float">
            <text:p>4.151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708" calcext:value-type="float">
            <text:p>4.137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4881" calcext:value-type="float">
            <text:p>3.348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502" calcext:value-type="float">
            <text:p>4.31502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195" calcext:value-type="float">
            <text:p>4.171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5488" calcext:value-type="float">
            <text:p>4.154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226" calcext:value-type="float">
            <text:p>3.35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1953" calcext:value-type="float">
            <text:p>4.3195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084" calcext:value-type="float">
            <text:p>4.210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546" calcext:value-type="float">
            <text:p>3.385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571" calcext:value-type="float">
            <text:p>4.3457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3418" calcext:value-type="float">
            <text:p>4.234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0895" calcext:value-type="float">
            <text:p>4.208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0675" calcext:value-type="float">
            <text:p>3.406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5534" calcext:value-type="float">
            <text:p>4.35534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5365" calcext:value-type="float">
            <text:p>4.253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2505" calcext:value-type="float">
            <text:p>4.22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2469" calcext:value-type="float">
            <text:p>3.424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6686" calcext:value-type="float">
            <text:p>4.36686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8042" calcext:value-type="float">
            <text:p>4.280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4558" calcext:value-type="float">
            <text:p>4.245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446" calcext:value-type="float">
            <text:p>3.44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8169" calcext:value-type="float">
            <text:p>4.38169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1154" calcext:value-type="float">
            <text:p>4.3115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7143" calcext:value-type="float">
            <text:p>4.271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7115" calcext:value-type="float">
            <text:p>3.471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0138" calcext:value-type="float">
            <text:p>4.401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358" calcext:value-type="float">
            <text:p>4.335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0065" calcext:value-type="float">
            <text:p>3.500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1326" calcext:value-type="float">
            <text:p>4.413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6194" calcext:value-type="float">
            <text:p>4.361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31056" calcext:value-type="float">
            <text:p>4.310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52321" calcext:value-type="float">
            <text:p>3.523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2977" calcext:value-type="float">
            <text:p>4.4297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38921" calcext:value-type="float">
            <text:p>4.389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3293" calcext:value-type="float">
            <text:p>4.3329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345" calcext:value-type="float">
            <text:p>3.53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4281" calcext:value-type="float">
            <text:p>4.44281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236" calcext:value-type="float">
            <text:p>4.42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35951" calcext:value-type="float">
            <text:p>4.359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6547" calcext:value-type="float">
            <text:p>3.565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6192" calcext:value-type="float">
            <text:p>4.46192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5488" calcext:value-type="float">
            <text:p>4.4548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8304" calcext:value-type="float">
            <text:p>4.383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8821" calcext:value-type="float">
            <text:p>3.588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47778" calcext:value-type="float">
            <text:p>4.47778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0487" calcext:value-type="float">
            <text:p>4.404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60626" calcext:value-type="float">
            <text:p>3.606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48974" calcext:value-type="float">
            <text:p>4.48974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2202" calcext:value-type="float">
            <text:p>4.5220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3207" calcext:value-type="float">
            <text:p>4.432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63773" calcext:value-type="float">
            <text:p>3.637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2" calcext:value-type="float">
            <text:p>0.162012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026" calcext:value-type="float">
            <text:p>4.502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5824" calcext:value-type="float">
            <text:p>4.558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5837" calcext:value-type="float">
            <text:p>4.4583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6672" calcext:value-type="float">
            <text:p>3.66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2163" calcext:value-type="float">
            <text:p>4.5216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59054" calcext:value-type="float">
            <text:p>4.5905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8506" calcext:value-type="float">
            <text:p>4.485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67961" calcext:value-type="float">
            <text:p>3.6796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3745" calcext:value-type="float">
            <text:p>4.5374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3148" calcext:value-type="float">
            <text:p>4.6314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1439" calcext:value-type="float">
            <text:p>4.514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2089" calcext:value-type="float">
            <text:p>3.7208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55829" calcext:value-type="float">
            <text:p>4.55829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66215" calcext:value-type="float">
            <text:p>4.662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53399" calcext:value-type="float">
            <text:p>4.533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3351" calcext:value-type="float">
            <text:p>3.733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56897" calcext:value-type="float">
            <text:p>4.5689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088" calcext:value-type="float">
            <text:p>4.70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641" calcext:value-type="float">
            <text:p>4.564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7029" calcext:value-type="float">
            <text:p>3.770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58744" calcext:value-type="float">
            <text:p>4.5874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75635" calcext:value-type="float">
            <text:p>4.756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932" calcext:value-type="float">
            <text:p>4.59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79907" calcext:value-type="float">
            <text:p>3.799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075" calcext:value-type="float">
            <text:p>4.607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78767" calcext:value-type="float">
            <text:p>4.7876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61767" calcext:value-type="float">
            <text:p>4.61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81988" calcext:value-type="float">
            <text:p>3.81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1807" calcext:value-type="float">
            <text:p>4.61807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83538" calcext:value-type="float">
            <text:p>4.835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4761" calcext:value-type="float">
            <text:p>4.647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5676" calcext:value-type="float">
            <text:p>3.856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63772" calcext:value-type="float">
            <text:p>4.6377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87669" calcext:value-type="float">
            <text:p>4.876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7017" calcext:value-type="float">
            <text:p>4.67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7328" calcext:value-type="float">
            <text:p>3.873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65014" calcext:value-type="float">
            <text:p>4.6501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9229" calcext:value-type="float">
            <text:p>4.922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9707" calcext:value-type="float">
            <text:p>4.697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0375" calcext:value-type="float">
            <text:p>3.9037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66586" calcext:value-type="float">
            <text:p>4.66586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98749" calcext:value-type="float">
            <text:p>4.9874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3836" calcext:value-type="float">
            <text:p>4.7383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94075" calcext:value-type="float">
            <text:p>3.940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69307" calcext:value-type="float">
            <text:p>4.6930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0293" calcext:value-type="float">
            <text:p>5.02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76281" calcext:value-type="float">
            <text:p>4.7628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6559" calcext:value-type="float">
            <text:p>3.9655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0511" calcext:value-type="float">
            <text:p>4.70511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09126" calcext:value-type="float">
            <text:p>5.091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8966" calcext:value-type="float">
            <text:p>4.789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9611" calcext:value-type="float">
            <text:p>3.996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71709" calcext:value-type="float">
            <text:p>4.71709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14749" calcext:value-type="float">
            <text:p>5.1474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2071" calcext:value-type="float">
            <text:p>4.8207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2288" calcext:value-type="float">
            <text:p>4.022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73557" calcext:value-type="float">
            <text:p>4.73557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22019" calcext:value-type="float">
            <text:p>5.2201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6135" calcext:value-type="float">
            <text:p>4.861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06418" calcext:value-type="float">
            <text:p>4.064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76216" calcext:value-type="float">
            <text:p>4.7621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27141" calcext:value-type="float">
            <text:p>5.2714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8785" calcext:value-type="float">
            <text:p>4.8878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9147" calcext:value-type="float">
            <text:p>4.091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4" calcext:value-type="float">
            <text:p>0.30633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311047" calcext:value-type="float">
            <text:p>0.311047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77528" calcext:value-type="float">
            <text:p>4.77528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33687" calcext:value-type="float">
            <text:p>5.3368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91999" calcext:value-type="float">
            <text:p>4.919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2278" calcext:value-type="float">
            <text:p>4.1227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4" calcext:value-type="float">
            <text:p>0.315384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79249" calcext:value-type="float">
            <text:p>4.7924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42413" calcext:value-type="float">
            <text:p>5.424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.95366" calcext:value-type="float">
            <text:p>4.9536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5854" calcext:value-type="float">
            <text:p>4.158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81063" calcext:value-type="float">
            <text:p>4.81063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49313" calcext:value-type="float">
            <text:p>5.493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8434" calcext:value-type="float">
            <text:p>4.984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82288" calcext:value-type="float">
            <text:p>4.82288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8351" calcext:value-type="float">
            <text:p>5.583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01687" calcext:value-type="float">
            <text:p>5.016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22349" calcext:value-type="float">
            <text:p>4.2234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9" calcext:value-type="float">
            <text:p>0.342079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84379" calcext:value-type="float">
            <text:p>4.84379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68141" calcext:value-type="float">
            <text:p>5.6814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575" calcext:value-type="float">
            <text:p>5.057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2692" calcext:value-type="float">
            <text:p>4.26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4.86649" calcext:value-type="float">
            <text:p>4.8664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75932" calcext:value-type="float">
            <text:p>5.7593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08851" calcext:value-type="float">
            <text:p>5.088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0217" calcext:value-type="float">
            <text:p>4.302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73" calcext:value-type="float">
            <text:p>0.201773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4993" calcext:value-type="float">
            <text:p>0.354993</text:p>
          </table:table-cell>
          <table:table-cell office:value-type="float" office:value="0.363777" calcext:value-type="float">
            <text:p>0.363777</text:p>
          </table:table-cell>
          <table:table-cell table:number-columns-repeated="2" office:value-type="float" office:value="1.7987" calcext:value-type="float">
            <text:p>1.7987</text:p>
          </table:table-cell>
          <table:table-cell office:value-type="float" office:value="4.87966" calcext:value-type="float">
            <text:p>4.87966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5.8737" calcext:value-type="float">
            <text:p>5.873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13307" calcext:value-type="float">
            <text:p>5.133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4196" calcext:value-type="float">
            <text:p>4.341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3" calcext:value-type="float">
            <text:p>0.372773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4.90211" calcext:value-type="float">
            <text:p>4.9021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.97945" calcext:value-type="float">
            <text:p>5.9794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16489" calcext:value-type="float">
            <text:p>5.164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7552" calcext:value-type="float">
            <text:p>4.375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4.91749" calcext:value-type="float">
            <text:p>4.91749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09846" calcext:value-type="float">
            <text:p>6.0984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1987" calcext:value-type="float">
            <text:p>5.19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0731" calcext:value-type="float">
            <text:p>4.407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4.93069" calcext:value-type="float">
            <text:p>4.9306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20628" calcext:value-type="float">
            <text:p>6.206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23941" calcext:value-type="float">
            <text:p>5.2394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4477" calcext:value-type="float">
            <text:p>4.4447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2" calcext:value-type="float">
            <text:p>0.39012</text:p>
          </table:table-cell>
          <table:table-cell office:value-type="float" office:value="0.398803" calcext:value-type="float">
            <text:p>0.398803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4.95064" calcext:value-type="float">
            <text:p>4.9506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35224" calcext:value-type="float">
            <text:p>6.352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7885" calcext:value-type="float">
            <text:p>5.278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005" calcext:value-type="float">
            <text:p>4.490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4.96942" calcext:value-type="float">
            <text:p>4.9694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52024" calcext:value-type="float">
            <text:p>6.520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2053" calcext:value-type="float">
            <text:p>5.3205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2947" calcext:value-type="float">
            <text:p>4.529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4" calcext:value-type="float">
            <text:p>0.413764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" calcext:value-type="float">
            <text:p>0.41687</text:p>
          </table:table-cell>
          <table:table-cell table:number-columns-repeated="2" office:value-type="float" office:value="1.79796" calcext:value-type="float">
            <text:p>1.79796</text:p>
          </table:table-cell>
          <table:table-cell office:value-type="float" office:value="4.98673" calcext:value-type="float">
            <text:p>4.9867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6.69047" calcext:value-type="float">
            <text:p>6.6904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36159" calcext:value-type="float">
            <text:p>5.3615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57406" calcext:value-type="float">
            <text:p>4.574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7" calcext:value-type="float">
            <text:p>0.233247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29" calcext:value-type="float">
            <text:p>0.422629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00449" calcext:value-type="float">
            <text:p>5.0044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10848" calcext:value-type="float">
            <text:p>7.1084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.4585" calcext:value-type="float">
            <text:p>5.45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6675" calcext:value-type="float">
            <text:p>4.66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9" calcext:value-type="float">
            <text:p>0.44069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04669" calcext:value-type="float">
            <text:p>5.0466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33255" calcext:value-type="float">
            <text:p>7.3325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8806" calcext:value-type="float">
            <text:p>5.488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9843" calcext:value-type="float">
            <text:p>4.698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05644" calcext:value-type="float">
            <text:p>5.0564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7.56979" calcext:value-type="float">
            <text:p>7.5697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.53345" calcext:value-type="float">
            <text:p>5.533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74309" calcext:value-type="float">
            <text:p>4.74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" calcext:value-type="float">
            <text:p>0.45859</text:p>
          </table:table-cell>
          <table:table-cell office:value-type="float" office:value="0.45439" calcext:value-type="float">
            <text:p>0.45439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07235" calcext:value-type="float">
            <text:p>5.07235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.91791" calcext:value-type="float">
            <text:p>7.917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.58476" calcext:value-type="float">
            <text:p>5.5847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80071" calcext:value-type="float">
            <text:p>4.800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5" calcext:value-type="float">
            <text:p>0.259975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6" calcext:value-type="float">
            <text:p>0.467606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09185" calcext:value-type="float">
            <text:p>5.09185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8.2667" calcext:value-type="float">
            <text:p>8.266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63093" calcext:value-type="float">
            <text:p>5.630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84355" calcext:value-type="float">
            <text:p>4.843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4" calcext:value-type="float">
            <text:p>0.476584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" calcext:value-type="float">
            <text:p>0.48008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1082" calcext:value-type="float">
            <text:p>5.1082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8.64656" calcext:value-type="float">
            <text:p>8.6465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.6826" calcext:value-type="float">
            <text:p>5.682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9979" calcext:value-type="float">
            <text:p>4.899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1" calcext:value-type="float">
            <text:p>0.48851</text:p>
          </table:table-cell>
          <table:table-cell table:number-columns-repeated="2" office:value-type="float" office:value="1.79838" calcext:value-type="float">
            <text:p>1.79838</text:p>
          </table:table-cell>
          <table:table-cell office:value-type="float" office:value="5.12513" calcext:value-type="float">
            <text:p>5.12513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9.15955" calcext:value-type="float">
            <text:p>9.1595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.72931" calcext:value-type="float">
            <text:p>5.7293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4384" calcext:value-type="float">
            <text:p>4.9438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9" calcext:value-type="float">
            <text:p>0.275019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3" calcext:value-type="float">
            <text:p>0.276683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6" calcext:value-type="float">
            <text:p>0.494526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17" calcext:value-type="float">
            <text:p>0.497617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14056" calcext:value-type="float">
            <text:p>5.14056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9.74505" calcext:value-type="float">
            <text:p>9.74505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5.78077" calcext:value-type="float">
            <text:p>5.7807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9769" calcext:value-type="float">
            <text:p>4.997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7" calcext:value-type="float">
            <text:p>0.278537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8" calcext:value-type="float">
            <text:p>0.503518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15752" calcext:value-type="float">
            <text:p>5.15752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0.4644" calcext:value-type="float">
            <text:p>10.464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.82645" calcext:value-type="float">
            <text:p>5.826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03988" calcext:value-type="float">
            <text:p>5.039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14" calcext:value-type="float">
            <text:p>0.285014</text:p>
          </table:table-cell>
          <table:table-cell office:value-type="float" office:value="0.28359" calcext:value-type="float">
            <text:p>0.28359</text:p>
          </table:table-cell>
          <table:table-cell office:value-type="float" office:value="0.286997" calcext:value-type="float">
            <text:p>0.286997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38" calcext:value-type="float">
            <text:p>0.512438</text:p>
          </table:table-cell>
          <table:table-cell office:value-type="float" office:value="0.509617" calcext:value-type="float">
            <text:p>0.509617</text:p>
          </table:table-cell>
          <table:table-cell office:value-type="float" office:value="0.51613" calcext:value-type="float">
            <text:p>0.5161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17089" calcext:value-type="float">
            <text:p>5.17089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1.1334" calcext:value-type="float">
            <text:p>11.133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5.88506" calcext:value-type="float">
            <text:p>5.8850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09933" calcext:value-type="float">
            <text:p>5.099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29" calcext:value-type="float">
            <text:p>0.290029</text:p>
          </table:table-cell>
          <table:table-cell office:value-type="float" office:value="0.288313" calcext:value-type="float">
            <text:p>0.288313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18" calcext:value-type="float">
            <text:p>0.521418</text:p>
          </table:table-cell>
          <table:table-cell office:value-type="float" office:value="0.51782" calcext:value-type="float">
            <text:p>0.51782</text:p>
          </table:table-cell>
          <table:table-cell office:value-type="float" office:value="0.526007" calcext:value-type="float">
            <text:p>0.526007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18912" calcext:value-type="float">
            <text:p>5.18912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2.2471" calcext:value-type="float">
            <text:p>12.247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.94143" calcext:value-type="float">
            <text:p>5.941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15651" calcext:value-type="float">
            <text:p>5.156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1" calcext:value-type="float">
            <text:p>0.295021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" calcext:value-type="float">
            <text:p>0.53044</text:p>
          </table:table-cell>
          <table:table-cell office:value-type="float" office:value="0.526987" calcext:value-type="float">
            <text:p>0.526987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20407" calcext:value-type="float">
            <text:p>5.2040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3.7617" calcext:value-type="float">
            <text:p>13.7617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5.99706" calcext:value-type="float">
            <text:p>5.997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21424" calcext:value-type="float">
            <text:p>5.214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4" calcext:value-type="float">
            <text:p>0.300034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3" calcext:value-type="float">
            <text:p>0.3022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2" calcext:value-type="float">
            <text:p>0.539352</text:p>
          </table:table-cell>
          <table:table-cell office:value-type="float" office:value="0.53535" calcext:value-type="float">
            <text:p>0.53535</text:p>
          </table:table-cell>
          <table:table-cell office:value-type="float" office:value="0.543037" calcext:value-type="float">
            <text:p>0.54303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22156" calcext:value-type="float">
            <text:p>5.22156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15.7455" calcext:value-type="float">
            <text:p>15.7455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06018" calcext:value-type="float">
            <text:p>6.060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27376" calcext:value-type="float">
            <text:p>5.27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49" calcext:value-type="float">
            <text:p>0.305049</text:p>
          </table:table-cell>
          <table:table-cell office:value-type="float" office:value="0.302193" calcext:value-type="float">
            <text:p>0.302193</text:p>
          </table:table-cell>
          <table:table-cell office:value-type="float" office:value="0.306967" calcext:value-type="float">
            <text:p>0.306967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39" calcext:value-type="float">
            <text:p>0.54839</text:p>
          </table:table-cell>
          <table:table-cell office:value-type="float" office:value="0.543407" calcext:value-type="float">
            <text:p>0.543407</text:p>
          </table:table-cell>
          <table:table-cell office:value-type="float" office:value="0.551887" calcext:value-type="float">
            <text:p>0.551887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5.23404" calcext:value-type="float">
            <text:p>5.23404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18.2507" calcext:value-type="float">
            <text:p>18.2507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.12268" calcext:value-type="float">
            <text:p>6.122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33868" calcext:value-type="float">
            <text:p>5.338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9982" calcext:value-type="float">
            <text:p>0.309982</text:p>
          </table:table-cell>
          <table:table-cell office:value-type="float" office:value="0.308503" calcext:value-type="float">
            <text:p>0.30850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309989" calcext:value-type="float">
            <text:p>0.309989</text:p>
          </table:table-cell>
          <table:table-cell office:value-type="float" office:value="0.308213" calcext:value-type="float">
            <text:p>0.308213</text:p>
          </table:table-cell>
          <table:table-cell office:value-type="float" office:value="0.311383" calcext:value-type="float">
            <text:p>0.311383</text:p>
          </table:table-cell>
          <table:table-cell office:value-type="float" office:value="0.557329" calcext:value-type="float">
            <text:p>0.557329</text:p>
          </table:table-cell>
          <table:table-cell office:value-type="float" office:value="0.554978" calcext:value-type="float">
            <text:p>0.554978</text:p>
          </table:table-cell>
          <table:table-cell office:value-type="float" office:value="0.560423" calcext:value-type="float">
            <text:p>0.560423</text:p>
          </table:table-cell>
          <table:table-cell office:value-type="float" office:value="0.557346" calcext:value-type="float">
            <text:p>0.557346</text:p>
          </table:table-cell>
          <table:table-cell office:value-type="float" office:value="0.554765" calcext:value-type="float">
            <text:p>0.554765</text:p>
          </table:table-cell>
          <table:table-cell office:value-type="float" office:value="0.561732" calcext:value-type="float">
            <text:p>0.561732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5.25189" calcext:value-type="float">
            <text:p>5.2518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3.8969" calcext:value-type="float">
            <text:p>23.8969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6.17866" calcext:value-type="float">
            <text:p>6.1786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39596" calcext:value-type="float">
            <text:p>5.3959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18" calcext:value-type="float">
            <text:p>0.315018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315813" calcext:value-type="float">
            <text:p>0.315813</text:p>
          </table:table-cell>
          <table:table-cell office:value-type="float" office:value="0.315007" calcext:value-type="float">
            <text:p>0.315007</text:p>
          </table:table-cell>
          <table:table-cell office:value-type="float" office:value="0.312313" calcext:value-type="float">
            <text:p>0.312313</text:p>
          </table:table-cell>
          <table:table-cell office:value-type="float" office:value="0.316777" calcext:value-type="float">
            <text:p>0.316777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56362" calcext:value-type="float">
            <text:p>0.56362</text:p>
          </table:table-cell>
          <table:table-cell office:value-type="float" office:value="0.569487" calcext:value-type="float">
            <text:p>0.569487</text:p>
          </table:table-cell>
          <table:table-cell office:value-type="float" office:value="0.566494" calcext:value-type="float">
            <text:p>0.566494</text:p>
          </table:table-cell>
          <table:table-cell office:value-type="float" office:value="0.561693" calcext:value-type="float">
            <text:p>0.561693</text:p>
          </table:table-cell>
          <table:table-cell office:value-type="float" office:value="0.570587" calcext:value-type="float">
            <text:p>0.570587</text:p>
          </table:table-cell>
          <table:table-cell office:value-type="float" office:value="1.79834" calcext:value-type="float">
            <text:p>1.79834</text:p>
          </table:table-cell>
          <table:table-cell office:value-type="float" office:value="1.79835" calcext:value-type="float">
            <text:p>1.79835</text:p>
          </table:table-cell>
          <table:table-cell office:value-type="float" office:value="5.26472" calcext:value-type="float">
            <text:p>5.26472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39.481" calcext:value-type="float">
            <text:p>39.481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6.24867" calcext:value-type="float">
            <text:p>6.2486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46756" calcext:value-type="float">
            <text:p>5.4675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0.318994" calcext:value-type="float">
            <text:p>0.318994</text:p>
          </table:table-cell>
          <table:table-cell office:value-type="float" office:value="0.320784" calcext:value-type="float">
            <text:p>0.320784</text:p>
          </table:table-cell>
          <table:table-cell office:value-type="float" office:value="0.320019" calcext:value-type="float">
            <text:p>0.320019</text:p>
          </table:table-cell>
          <table:table-cell office:value-type="float" office:value="0.318178" calcext:value-type="float">
            <text:p>0.318178</text:p>
          </table:table-cell>
          <table:table-cell office:value-type="float" office:value="0.321102" calcext:value-type="float">
            <text:p>0.321102</text:p>
          </table:table-cell>
          <table:table-cell office:value-type="float" office:value="0.575325" calcext:value-type="float">
            <text:p>0.575325</text:p>
          </table:table-cell>
          <table:table-cell office:value-type="float" office:value="0.57221" calcext:value-type="float">
            <text:p>0.57221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75343" calcext:value-type="float">
            <text:p>0.575343</text:p>
          </table:table-cell>
          <table:table-cell office:value-type="float" office:value="0.571052" calcext:value-type="float">
            <text:p>0.571052</text:p>
          </table:table-cell>
          <table:table-cell office:value-type="float" office:value="0.578432" calcext:value-type="float">
            <text:p>0.578432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27838" calcext:value-type="float">
            <text:p>5.27838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441.344" calcext:value-type="float">
            <text:p>441.344</text:p>
          </table:table-cell>
          <table:table-cell office:value-type="float" office:value="1" calcext:value-type="float">
            <text:p>1</text:p>
          </table:table-cell>
          <table:table-cell office:value-type="float" office:value="7317" calcext:value-type="float">
            <text:p>7317</text:p>
          </table:table-cell>
          <table:table-cell office:value-type="float" office:value="6.32005" calcext:value-type="float">
            <text:p>6.320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53178" calcext:value-type="float">
            <text:p>5.531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323769" calcext:value-type="float">
            <text:p>0.323769</text:p>
          </table:table-cell>
          <table:table-cell office:value-type="float" office:value="0.325766" calcext:value-type="float">
            <text:p>0.325766</text:p>
          </table:table-cell>
          <table:table-cell office:value-type="float" office:value="0.324679" calcext:value-type="float">
            <text:p>0.324679</text:p>
          </table:table-cell>
          <table:table-cell office:value-type="float" office:value="0.323439" calcext:value-type="float">
            <text:p>0.323439</text:p>
          </table:table-cell>
          <table:table-cell office:value-type="float" office:value="0.325797" calcext:value-type="float">
            <text:p>0.325797</text:p>
          </table:table-cell>
          <table:table-cell office:value-type="float" office:value="0.584549" calcext:value-type="float">
            <text:p>0.584549</text:p>
          </table:table-cell>
          <table:table-cell office:value-type="float" office:value="0.581999" calcext:value-type="float">
            <text:p>0.581999</text:p>
          </table:table-cell>
          <table:table-cell office:value-type="float" office:value="0.587164" calcext:value-type="float">
            <text:p>0.587164</text:p>
          </table:table-cell>
          <table:table-cell office:value-type="float" office:value="0.584126" calcext:value-type="float">
            <text:p>0.584126</text:p>
          </table:table-cell>
          <table:table-cell office:value-type="float" office:value="0.581843" calcext:value-type="float">
            <text:p>0.581843</text:p>
          </table:table-cell>
          <table:table-cell office:value-type="float" office:value="0.586429" calcext:value-type="float">
            <text:p>0.586429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1.79908" calcext:value-type="float">
            <text:p>1.79908</text:p>
          </table:table-cell>
          <table:table-cell office:value-type="float" office:value="5.2931" calcext:value-type="float">
            <text:p>5.2931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889" calcext:value-type="float">
            <text:p>4.098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291" calcext:value-type="float">
            <text:p>4.09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15" calcext:value-type="float">
            <text:p>3.29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089" calcext:value-type="float">
            <text:p>4.27089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179" calcext:value-type="float">
            <text:p>4.111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10461" calcext:value-type="float">
            <text:p>4.104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094" calcext:value-type="float">
            <text:p>4.2909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2985" calcext:value-type="float">
            <text:p>4.129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2735" calcext:value-type="float">
            <text:p>3.327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303" calcext:value-type="float">
            <text:p>4.30303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139" calcext:value-type="float">
            <text:p>4.151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708" calcext:value-type="float">
            <text:p>4.137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4881" calcext:value-type="float">
            <text:p>3.348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502" calcext:value-type="float">
            <text:p>4.31502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195" calcext:value-type="float">
            <text:p>4.171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5488" calcext:value-type="float">
            <text:p>4.154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226" calcext:value-type="float">
            <text:p>3.35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1953" calcext:value-type="float">
            <text:p>4.3195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084" calcext:value-type="float">
            <text:p>4.210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546" calcext:value-type="float">
            <text:p>3.385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571" calcext:value-type="float">
            <text:p>4.3457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3418" calcext:value-type="float">
            <text:p>4.234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0895" calcext:value-type="float">
            <text:p>4.208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0675" calcext:value-type="float">
            <text:p>3.406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5534" calcext:value-type="float">
            <text:p>4.35534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5365" calcext:value-type="float">
            <text:p>4.253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2505" calcext:value-type="float">
            <text:p>4.22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2469" calcext:value-type="float">
            <text:p>3.424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6686" calcext:value-type="float">
            <text:p>4.36686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8042" calcext:value-type="float">
            <text:p>4.280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4558" calcext:value-type="float">
            <text:p>4.245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446" calcext:value-type="float">
            <text:p>3.44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8169" calcext:value-type="float">
            <text:p>4.38169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1154" calcext:value-type="float">
            <text:p>4.3115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7143" calcext:value-type="float">
            <text:p>4.271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7115" calcext:value-type="float">
            <text:p>3.471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0138" calcext:value-type="float">
            <text:p>4.401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358" calcext:value-type="float">
            <text:p>4.335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0065" calcext:value-type="float">
            <text:p>3.500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1326" calcext:value-type="float">
            <text:p>4.413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6194" calcext:value-type="float">
            <text:p>4.361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31056" calcext:value-type="float">
            <text:p>4.310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52321" calcext:value-type="float">
            <text:p>3.523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2977" calcext:value-type="float">
            <text:p>4.4297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38921" calcext:value-type="float">
            <text:p>4.389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3293" calcext:value-type="float">
            <text:p>4.3329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345" calcext:value-type="float">
            <text:p>3.53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4281" calcext:value-type="float">
            <text:p>4.44281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236" calcext:value-type="float">
            <text:p>4.42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35951" calcext:value-type="float">
            <text:p>4.359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6547" calcext:value-type="float">
            <text:p>3.565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6192" calcext:value-type="float">
            <text:p>4.46192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5488" calcext:value-type="float">
            <text:p>4.4548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8304" calcext:value-type="float">
            <text:p>4.383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8821" calcext:value-type="float">
            <text:p>3.588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47778" calcext:value-type="float">
            <text:p>4.47778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0487" calcext:value-type="float">
            <text:p>4.404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60626" calcext:value-type="float">
            <text:p>3.606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48974" calcext:value-type="float">
            <text:p>4.48974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2202" calcext:value-type="float">
            <text:p>4.5220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3207" calcext:value-type="float">
            <text:p>4.432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63773" calcext:value-type="float">
            <text:p>3.637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2" calcext:value-type="float">
            <text:p>0.162012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026" calcext:value-type="float">
            <text:p>4.502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5824" calcext:value-type="float">
            <text:p>4.558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5837" calcext:value-type="float">
            <text:p>4.4583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6672" calcext:value-type="float">
            <text:p>3.66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2163" calcext:value-type="float">
            <text:p>4.5216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59054" calcext:value-type="float">
            <text:p>4.5905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8506" calcext:value-type="float">
            <text:p>4.485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67961" calcext:value-type="float">
            <text:p>3.6796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3745" calcext:value-type="float">
            <text:p>4.5374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3148" calcext:value-type="float">
            <text:p>4.6314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1439" calcext:value-type="float">
            <text:p>4.514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2089" calcext:value-type="float">
            <text:p>3.7208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55829" calcext:value-type="float">
            <text:p>4.55829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66215" calcext:value-type="float">
            <text:p>4.662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53399" calcext:value-type="float">
            <text:p>4.533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3351" calcext:value-type="float">
            <text:p>3.733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56897" calcext:value-type="float">
            <text:p>4.5689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088" calcext:value-type="float">
            <text:p>4.70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641" calcext:value-type="float">
            <text:p>4.564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7029" calcext:value-type="float">
            <text:p>3.770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58744" calcext:value-type="float">
            <text:p>4.5874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75635" calcext:value-type="float">
            <text:p>4.756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932" calcext:value-type="float">
            <text:p>4.59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79907" calcext:value-type="float">
            <text:p>3.799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075" calcext:value-type="float">
            <text:p>4.607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78767" calcext:value-type="float">
            <text:p>4.7876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61767" calcext:value-type="float">
            <text:p>4.61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81988" calcext:value-type="float">
            <text:p>3.81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1807" calcext:value-type="float">
            <text:p>4.61807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83538" calcext:value-type="float">
            <text:p>4.835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4761" calcext:value-type="float">
            <text:p>4.647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5676" calcext:value-type="float">
            <text:p>3.856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63772" calcext:value-type="float">
            <text:p>4.6377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87669" calcext:value-type="float">
            <text:p>4.876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7017" calcext:value-type="float">
            <text:p>4.67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7328" calcext:value-type="float">
            <text:p>3.873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65014" calcext:value-type="float">
            <text:p>4.6501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9229" calcext:value-type="float">
            <text:p>4.922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9707" calcext:value-type="float">
            <text:p>4.697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0375" calcext:value-type="float">
            <text:p>3.9037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66586" calcext:value-type="float">
            <text:p>4.66586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98749" calcext:value-type="float">
            <text:p>4.9874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3836" calcext:value-type="float">
            <text:p>4.7383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94075" calcext:value-type="float">
            <text:p>3.940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69307" calcext:value-type="float">
            <text:p>4.6930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0293" calcext:value-type="float">
            <text:p>5.02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76281" calcext:value-type="float">
            <text:p>4.7628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6559" calcext:value-type="float">
            <text:p>3.9655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0511" calcext:value-type="float">
            <text:p>4.70511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09126" calcext:value-type="float">
            <text:p>5.091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8966" calcext:value-type="float">
            <text:p>4.789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9611" calcext:value-type="float">
            <text:p>3.996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71709" calcext:value-type="float">
            <text:p>4.71709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14749" calcext:value-type="float">
            <text:p>5.1474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2071" calcext:value-type="float">
            <text:p>4.8207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2288" calcext:value-type="float">
            <text:p>4.022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73557" calcext:value-type="float">
            <text:p>4.73557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22019" calcext:value-type="float">
            <text:p>5.2201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6135" calcext:value-type="float">
            <text:p>4.861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06418" calcext:value-type="float">
            <text:p>4.064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76216" calcext:value-type="float">
            <text:p>4.7621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27141" calcext:value-type="float">
            <text:p>5.2714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8785" calcext:value-type="float">
            <text:p>4.8878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9147" calcext:value-type="float">
            <text:p>4.091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4" calcext:value-type="float">
            <text:p>0.30633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311047" calcext:value-type="float">
            <text:p>0.311047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77528" calcext:value-type="float">
            <text:p>4.77528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33687" calcext:value-type="float">
            <text:p>5.3368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91999" calcext:value-type="float">
            <text:p>4.919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2278" calcext:value-type="float">
            <text:p>4.1227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4" calcext:value-type="float">
            <text:p>0.315384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79249" calcext:value-type="float">
            <text:p>4.7924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42413" calcext:value-type="float">
            <text:p>5.424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.95366" calcext:value-type="float">
            <text:p>4.9536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5854" calcext:value-type="float">
            <text:p>4.158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81063" calcext:value-type="float">
            <text:p>4.81063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49313" calcext:value-type="float">
            <text:p>5.493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8434" calcext:value-type="float">
            <text:p>4.984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82288" calcext:value-type="float">
            <text:p>4.82288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8351" calcext:value-type="float">
            <text:p>5.583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01687" calcext:value-type="float">
            <text:p>5.016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22349" calcext:value-type="float">
            <text:p>4.2234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9" calcext:value-type="float">
            <text:p>0.342079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84379" calcext:value-type="float">
            <text:p>4.84379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68141" calcext:value-type="float">
            <text:p>5.6814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575" calcext:value-type="float">
            <text:p>5.057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2692" calcext:value-type="float">
            <text:p>4.26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4.86649" calcext:value-type="float">
            <text:p>4.8664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75932" calcext:value-type="float">
            <text:p>5.7593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08851" calcext:value-type="float">
            <text:p>5.088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0217" calcext:value-type="float">
            <text:p>4.302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73" calcext:value-type="float">
            <text:p>0.201773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4993" calcext:value-type="float">
            <text:p>0.354993</text:p>
          </table:table-cell>
          <table:table-cell office:value-type="float" office:value="0.363777" calcext:value-type="float">
            <text:p>0.363777</text:p>
          </table:table-cell>
          <table:table-cell table:number-columns-repeated="2" office:value-type="float" office:value="1.7987" calcext:value-type="float">
            <text:p>1.7987</text:p>
          </table:table-cell>
          <table:table-cell office:value-type="float" office:value="4.87966" calcext:value-type="float">
            <text:p>4.87966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5.8737" calcext:value-type="float">
            <text:p>5.873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13307" calcext:value-type="float">
            <text:p>5.133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4196" calcext:value-type="float">
            <text:p>4.341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3" calcext:value-type="float">
            <text:p>0.372773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4.90211" calcext:value-type="float">
            <text:p>4.9021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.97945" calcext:value-type="float">
            <text:p>5.9794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16489" calcext:value-type="float">
            <text:p>5.164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7552" calcext:value-type="float">
            <text:p>4.375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4.91749" calcext:value-type="float">
            <text:p>4.91749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09846" calcext:value-type="float">
            <text:p>6.0984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1987" calcext:value-type="float">
            <text:p>5.19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0731" calcext:value-type="float">
            <text:p>4.407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4.93069" calcext:value-type="float">
            <text:p>4.9306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20628" calcext:value-type="float">
            <text:p>6.206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23941" calcext:value-type="float">
            <text:p>5.2394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4477" calcext:value-type="float">
            <text:p>4.4447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2" calcext:value-type="float">
            <text:p>0.39012</text:p>
          </table:table-cell>
          <table:table-cell office:value-type="float" office:value="0.398803" calcext:value-type="float">
            <text:p>0.398803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4.95064" calcext:value-type="float">
            <text:p>4.9506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35224" calcext:value-type="float">
            <text:p>6.352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7885" calcext:value-type="float">
            <text:p>5.278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005" calcext:value-type="float">
            <text:p>4.490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4.96942" calcext:value-type="float">
            <text:p>4.9694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52024" calcext:value-type="float">
            <text:p>6.520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2053" calcext:value-type="float">
            <text:p>5.3205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2947" calcext:value-type="float">
            <text:p>4.529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4" calcext:value-type="float">
            <text:p>0.413764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" calcext:value-type="float">
            <text:p>0.41687</text:p>
          </table:table-cell>
          <table:table-cell table:number-columns-repeated="2" office:value-type="float" office:value="1.79796" calcext:value-type="float">
            <text:p>1.79796</text:p>
          </table:table-cell>
          <table:table-cell office:value-type="float" office:value="4.98673" calcext:value-type="float">
            <text:p>4.9867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6.69047" calcext:value-type="float">
            <text:p>6.6904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36159" calcext:value-type="float">
            <text:p>5.3615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57406" calcext:value-type="float">
            <text:p>4.574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7" calcext:value-type="float">
            <text:p>0.233247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29" calcext:value-type="float">
            <text:p>0.422629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00449" calcext:value-type="float">
            <text:p>5.0044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10848" calcext:value-type="float">
            <text:p>7.1084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.4585" calcext:value-type="float">
            <text:p>5.45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6675" calcext:value-type="float">
            <text:p>4.66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9" calcext:value-type="float">
            <text:p>0.44069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04669" calcext:value-type="float">
            <text:p>5.0466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33255" calcext:value-type="float">
            <text:p>7.3325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8806" calcext:value-type="float">
            <text:p>5.488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9843" calcext:value-type="float">
            <text:p>4.698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05644" calcext:value-type="float">
            <text:p>5.0564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7.56979" calcext:value-type="float">
            <text:p>7.5697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.53345" calcext:value-type="float">
            <text:p>5.533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74309" calcext:value-type="float">
            <text:p>4.74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" calcext:value-type="float">
            <text:p>0.45859</text:p>
          </table:table-cell>
          <table:table-cell office:value-type="float" office:value="0.45439" calcext:value-type="float">
            <text:p>0.45439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07235" calcext:value-type="float">
            <text:p>5.07235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.91791" calcext:value-type="float">
            <text:p>7.917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.58476" calcext:value-type="float">
            <text:p>5.5847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80071" calcext:value-type="float">
            <text:p>4.800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5" calcext:value-type="float">
            <text:p>0.259975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6" calcext:value-type="float">
            <text:p>0.467606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09185" calcext:value-type="float">
            <text:p>5.09185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8.2667" calcext:value-type="float">
            <text:p>8.266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63093" calcext:value-type="float">
            <text:p>5.630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84355" calcext:value-type="float">
            <text:p>4.843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4" calcext:value-type="float">
            <text:p>0.476584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" calcext:value-type="float">
            <text:p>0.48008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1082" calcext:value-type="float">
            <text:p>5.1082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8.64656" calcext:value-type="float">
            <text:p>8.6465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.6826" calcext:value-type="float">
            <text:p>5.682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9979" calcext:value-type="float">
            <text:p>4.899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1" calcext:value-type="float">
            <text:p>0.48851</text:p>
          </table:table-cell>
          <table:table-cell table:number-columns-repeated="2" office:value-type="float" office:value="1.79838" calcext:value-type="float">
            <text:p>1.79838</text:p>
          </table:table-cell>
          <table:table-cell office:value-type="float" office:value="5.12513" calcext:value-type="float">
            <text:p>5.12513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9.15955" calcext:value-type="float">
            <text:p>9.1595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.72931" calcext:value-type="float">
            <text:p>5.7293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4384" calcext:value-type="float">
            <text:p>4.9438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9" calcext:value-type="float">
            <text:p>0.275019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3" calcext:value-type="float">
            <text:p>0.276683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6" calcext:value-type="float">
            <text:p>0.494526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17" calcext:value-type="float">
            <text:p>0.497617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14056" calcext:value-type="float">
            <text:p>5.14056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9.74505" calcext:value-type="float">
            <text:p>9.74505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5.78077" calcext:value-type="float">
            <text:p>5.7807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9769" calcext:value-type="float">
            <text:p>4.997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7" calcext:value-type="float">
            <text:p>0.278537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8" calcext:value-type="float">
            <text:p>0.503518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15752" calcext:value-type="float">
            <text:p>5.15752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0.4644" calcext:value-type="float">
            <text:p>10.464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.82645" calcext:value-type="float">
            <text:p>5.826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03988" calcext:value-type="float">
            <text:p>5.039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14" calcext:value-type="float">
            <text:p>0.285014</text:p>
          </table:table-cell>
          <table:table-cell office:value-type="float" office:value="0.28359" calcext:value-type="float">
            <text:p>0.28359</text:p>
          </table:table-cell>
          <table:table-cell office:value-type="float" office:value="0.286997" calcext:value-type="float">
            <text:p>0.286997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38" calcext:value-type="float">
            <text:p>0.512438</text:p>
          </table:table-cell>
          <table:table-cell office:value-type="float" office:value="0.509617" calcext:value-type="float">
            <text:p>0.509617</text:p>
          </table:table-cell>
          <table:table-cell office:value-type="float" office:value="0.51613" calcext:value-type="float">
            <text:p>0.5161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17089" calcext:value-type="float">
            <text:p>5.17089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1.1334" calcext:value-type="float">
            <text:p>11.133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5.88506" calcext:value-type="float">
            <text:p>5.8850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09933" calcext:value-type="float">
            <text:p>5.099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29" calcext:value-type="float">
            <text:p>0.290029</text:p>
          </table:table-cell>
          <table:table-cell office:value-type="float" office:value="0.288313" calcext:value-type="float">
            <text:p>0.288313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18" calcext:value-type="float">
            <text:p>0.521418</text:p>
          </table:table-cell>
          <table:table-cell office:value-type="float" office:value="0.51782" calcext:value-type="float">
            <text:p>0.51782</text:p>
          </table:table-cell>
          <table:table-cell office:value-type="float" office:value="0.526007" calcext:value-type="float">
            <text:p>0.526007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18912" calcext:value-type="float">
            <text:p>5.18912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2.2471" calcext:value-type="float">
            <text:p>12.247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.94143" calcext:value-type="float">
            <text:p>5.941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15651" calcext:value-type="float">
            <text:p>5.156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1" calcext:value-type="float">
            <text:p>0.295021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" calcext:value-type="float">
            <text:p>0.53044</text:p>
          </table:table-cell>
          <table:table-cell office:value-type="float" office:value="0.526987" calcext:value-type="float">
            <text:p>0.526987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20407" calcext:value-type="float">
            <text:p>5.2040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3.7617" calcext:value-type="float">
            <text:p>13.7617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5.99706" calcext:value-type="float">
            <text:p>5.997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21424" calcext:value-type="float">
            <text:p>5.214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4" calcext:value-type="float">
            <text:p>0.300034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3" calcext:value-type="float">
            <text:p>0.3022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2" calcext:value-type="float">
            <text:p>0.539352</text:p>
          </table:table-cell>
          <table:table-cell office:value-type="float" office:value="0.53535" calcext:value-type="float">
            <text:p>0.53535</text:p>
          </table:table-cell>
          <table:table-cell office:value-type="float" office:value="0.543037" calcext:value-type="float">
            <text:p>0.54303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22156" calcext:value-type="float">
            <text:p>5.22156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15.7455" calcext:value-type="float">
            <text:p>15.7455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06018" calcext:value-type="float">
            <text:p>6.060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27376" calcext:value-type="float">
            <text:p>5.27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49" calcext:value-type="float">
            <text:p>0.305049</text:p>
          </table:table-cell>
          <table:table-cell office:value-type="float" office:value="0.302193" calcext:value-type="float">
            <text:p>0.302193</text:p>
          </table:table-cell>
          <table:table-cell office:value-type="float" office:value="0.306967" calcext:value-type="float">
            <text:p>0.306967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39" calcext:value-type="float">
            <text:p>0.54839</text:p>
          </table:table-cell>
          <table:table-cell office:value-type="float" office:value="0.543407" calcext:value-type="float">
            <text:p>0.543407</text:p>
          </table:table-cell>
          <table:table-cell office:value-type="float" office:value="0.551887" calcext:value-type="float">
            <text:p>0.551887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5.23404" calcext:value-type="float">
            <text:p>5.23404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18.2507" calcext:value-type="float">
            <text:p>18.2507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.12268" calcext:value-type="float">
            <text:p>6.122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33868" calcext:value-type="float">
            <text:p>5.338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9982" calcext:value-type="float">
            <text:p>0.309982</text:p>
          </table:table-cell>
          <table:table-cell office:value-type="float" office:value="0.308503" calcext:value-type="float">
            <text:p>0.30850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309989" calcext:value-type="float">
            <text:p>0.309989</text:p>
          </table:table-cell>
          <table:table-cell office:value-type="float" office:value="0.308213" calcext:value-type="float">
            <text:p>0.308213</text:p>
          </table:table-cell>
          <table:table-cell office:value-type="float" office:value="0.311383" calcext:value-type="float">
            <text:p>0.311383</text:p>
          </table:table-cell>
          <table:table-cell office:value-type="float" office:value="0.557329" calcext:value-type="float">
            <text:p>0.557329</text:p>
          </table:table-cell>
          <table:table-cell office:value-type="float" office:value="0.554978" calcext:value-type="float">
            <text:p>0.554978</text:p>
          </table:table-cell>
          <table:table-cell office:value-type="float" office:value="0.560423" calcext:value-type="float">
            <text:p>0.560423</text:p>
          </table:table-cell>
          <table:table-cell office:value-type="float" office:value="0.557346" calcext:value-type="float">
            <text:p>0.557346</text:p>
          </table:table-cell>
          <table:table-cell office:value-type="float" office:value="0.554765" calcext:value-type="float">
            <text:p>0.554765</text:p>
          </table:table-cell>
          <table:table-cell office:value-type="float" office:value="0.561732" calcext:value-type="float">
            <text:p>0.561732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5.25189" calcext:value-type="float">
            <text:p>5.2518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3.8969" calcext:value-type="float">
            <text:p>23.8969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6.17866" calcext:value-type="float">
            <text:p>6.1786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39596" calcext:value-type="float">
            <text:p>5.3959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18" calcext:value-type="float">
            <text:p>0.315018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315813" calcext:value-type="float">
            <text:p>0.315813</text:p>
          </table:table-cell>
          <table:table-cell office:value-type="float" office:value="0.315007" calcext:value-type="float">
            <text:p>0.315007</text:p>
          </table:table-cell>
          <table:table-cell office:value-type="float" office:value="0.312313" calcext:value-type="float">
            <text:p>0.312313</text:p>
          </table:table-cell>
          <table:table-cell office:value-type="float" office:value="0.316777" calcext:value-type="float">
            <text:p>0.316777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56362" calcext:value-type="float">
            <text:p>0.56362</text:p>
          </table:table-cell>
          <table:table-cell office:value-type="float" office:value="0.569487" calcext:value-type="float">
            <text:p>0.569487</text:p>
          </table:table-cell>
          <table:table-cell office:value-type="float" office:value="0.566494" calcext:value-type="float">
            <text:p>0.566494</text:p>
          </table:table-cell>
          <table:table-cell office:value-type="float" office:value="0.561693" calcext:value-type="float">
            <text:p>0.561693</text:p>
          </table:table-cell>
          <table:table-cell office:value-type="float" office:value="0.570587" calcext:value-type="float">
            <text:p>0.570587</text:p>
          </table:table-cell>
          <table:table-cell office:value-type="float" office:value="1.79834" calcext:value-type="float">
            <text:p>1.79834</text:p>
          </table:table-cell>
          <table:table-cell office:value-type="float" office:value="1.79835" calcext:value-type="float">
            <text:p>1.79835</text:p>
          </table:table-cell>
          <table:table-cell office:value-type="float" office:value="5.26472" calcext:value-type="float">
            <text:p>5.26472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39.481" calcext:value-type="float">
            <text:p>39.481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6.24867" calcext:value-type="float">
            <text:p>6.2486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46756" calcext:value-type="float">
            <text:p>5.4675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0.318994" calcext:value-type="float">
            <text:p>0.318994</text:p>
          </table:table-cell>
          <table:table-cell office:value-type="float" office:value="0.320784" calcext:value-type="float">
            <text:p>0.320784</text:p>
          </table:table-cell>
          <table:table-cell office:value-type="float" office:value="0.320019" calcext:value-type="float">
            <text:p>0.320019</text:p>
          </table:table-cell>
          <table:table-cell office:value-type="float" office:value="0.318178" calcext:value-type="float">
            <text:p>0.318178</text:p>
          </table:table-cell>
          <table:table-cell office:value-type="float" office:value="0.321102" calcext:value-type="float">
            <text:p>0.321102</text:p>
          </table:table-cell>
          <table:table-cell office:value-type="float" office:value="0.575325" calcext:value-type="float">
            <text:p>0.575325</text:p>
          </table:table-cell>
          <table:table-cell office:value-type="float" office:value="0.57221" calcext:value-type="float">
            <text:p>0.57221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75343" calcext:value-type="float">
            <text:p>0.575343</text:p>
          </table:table-cell>
          <table:table-cell office:value-type="float" office:value="0.571052" calcext:value-type="float">
            <text:p>0.571052</text:p>
          </table:table-cell>
          <table:table-cell office:value-type="float" office:value="0.578432" calcext:value-type="float">
            <text:p>0.578432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27838" calcext:value-type="float">
            <text:p>5.27838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441.344" calcext:value-type="float">
            <text:p>441.344</text:p>
          </table:table-cell>
          <table:table-cell office:value-type="float" office:value="1" calcext:value-type="float">
            <text:p>1</text:p>
          </table:table-cell>
          <table:table-cell office:value-type="float" office:value="7317" calcext:value-type="float">
            <text:p>7317</text:p>
          </table:table-cell>
          <table:table-cell office:value-type="float" office:value="6.32005" calcext:value-type="float">
            <text:p>6.320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53178" calcext:value-type="float">
            <text:p>5.531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323769" calcext:value-type="float">
            <text:p>0.323769</text:p>
          </table:table-cell>
          <table:table-cell office:value-type="float" office:value="0.325766" calcext:value-type="float">
            <text:p>0.325766</text:p>
          </table:table-cell>
          <table:table-cell office:value-type="float" office:value="0.324679" calcext:value-type="float">
            <text:p>0.324679</text:p>
          </table:table-cell>
          <table:table-cell office:value-type="float" office:value="0.323439" calcext:value-type="float">
            <text:p>0.323439</text:p>
          </table:table-cell>
          <table:table-cell office:value-type="float" office:value="0.325797" calcext:value-type="float">
            <text:p>0.325797</text:p>
          </table:table-cell>
          <table:table-cell office:value-type="float" office:value="0.584549" calcext:value-type="float">
            <text:p>0.584549</text:p>
          </table:table-cell>
          <table:table-cell office:value-type="float" office:value="0.581999" calcext:value-type="float">
            <text:p>0.581999</text:p>
          </table:table-cell>
          <table:table-cell office:value-type="float" office:value="0.587164" calcext:value-type="float">
            <text:p>0.587164</text:p>
          </table:table-cell>
          <table:table-cell office:value-type="float" office:value="0.584126" calcext:value-type="float">
            <text:p>0.584126</text:p>
          </table:table-cell>
          <table:table-cell office:value-type="float" office:value="0.581843" calcext:value-type="float">
            <text:p>0.581843</text:p>
          </table:table-cell>
          <table:table-cell office:value-type="float" office:value="0.586429" calcext:value-type="float">
            <text:p>0.586429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1.79908" calcext:value-type="float">
            <text:p>1.79908</text:p>
          </table:table-cell>
          <table:table-cell office:value-type="float" office:value="5.2931" calcext:value-type="float">
            <text:p>5.2931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889" calcext:value-type="float">
            <text:p>4.098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291" calcext:value-type="float">
            <text:p>4.09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15" calcext:value-type="float">
            <text:p>3.29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089" calcext:value-type="float">
            <text:p>4.27089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179" calcext:value-type="float">
            <text:p>4.111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10461" calcext:value-type="float">
            <text:p>4.104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094" calcext:value-type="float">
            <text:p>4.2909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2985" calcext:value-type="float">
            <text:p>4.129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2735" calcext:value-type="float">
            <text:p>3.327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303" calcext:value-type="float">
            <text:p>4.30303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139" calcext:value-type="float">
            <text:p>4.151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708" calcext:value-type="float">
            <text:p>4.137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4881" calcext:value-type="float">
            <text:p>3.348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502" calcext:value-type="float">
            <text:p>4.31502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195" calcext:value-type="float">
            <text:p>4.171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5488" calcext:value-type="float">
            <text:p>4.154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226" calcext:value-type="float">
            <text:p>3.35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1953" calcext:value-type="float">
            <text:p>4.3195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084" calcext:value-type="float">
            <text:p>4.210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546" calcext:value-type="float">
            <text:p>3.385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571" calcext:value-type="float">
            <text:p>4.3457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3418" calcext:value-type="float">
            <text:p>4.234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0895" calcext:value-type="float">
            <text:p>4.208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0675" calcext:value-type="float">
            <text:p>3.406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5534" calcext:value-type="float">
            <text:p>4.35534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5365" calcext:value-type="float">
            <text:p>4.253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2505" calcext:value-type="float">
            <text:p>4.22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2469" calcext:value-type="float">
            <text:p>3.424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6686" calcext:value-type="float">
            <text:p>4.36686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8042" calcext:value-type="float">
            <text:p>4.280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4558" calcext:value-type="float">
            <text:p>4.245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446" calcext:value-type="float">
            <text:p>3.44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8169" calcext:value-type="float">
            <text:p>4.38169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1154" calcext:value-type="float">
            <text:p>4.3115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7143" calcext:value-type="float">
            <text:p>4.271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7115" calcext:value-type="float">
            <text:p>3.471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0138" calcext:value-type="float">
            <text:p>4.401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358" calcext:value-type="float">
            <text:p>4.335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0065" calcext:value-type="float">
            <text:p>3.500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1326" calcext:value-type="float">
            <text:p>4.413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6194" calcext:value-type="float">
            <text:p>4.361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31056" calcext:value-type="float">
            <text:p>4.310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52321" calcext:value-type="float">
            <text:p>3.523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2977" calcext:value-type="float">
            <text:p>4.4297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38921" calcext:value-type="float">
            <text:p>4.389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3293" calcext:value-type="float">
            <text:p>4.3329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345" calcext:value-type="float">
            <text:p>3.53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4281" calcext:value-type="float">
            <text:p>4.44281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236" calcext:value-type="float">
            <text:p>4.42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35951" calcext:value-type="float">
            <text:p>4.359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6547" calcext:value-type="float">
            <text:p>3.565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6192" calcext:value-type="float">
            <text:p>4.46192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5488" calcext:value-type="float">
            <text:p>4.4548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8304" calcext:value-type="float">
            <text:p>4.383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58821" calcext:value-type="float">
            <text:p>3.588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47778" calcext:value-type="float">
            <text:p>4.47778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0487" calcext:value-type="float">
            <text:p>4.404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60626" calcext:value-type="float">
            <text:p>3.606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48974" calcext:value-type="float">
            <text:p>4.48974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2202" calcext:value-type="float">
            <text:p>4.5220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3207" calcext:value-type="float">
            <text:p>4.432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63773" calcext:value-type="float">
            <text:p>3.637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2" calcext:value-type="float">
            <text:p>0.162012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026" calcext:value-type="float">
            <text:p>4.502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5824" calcext:value-type="float">
            <text:p>4.558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5837" calcext:value-type="float">
            <text:p>4.4583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6672" calcext:value-type="float">
            <text:p>3.66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2163" calcext:value-type="float">
            <text:p>4.5216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59054" calcext:value-type="float">
            <text:p>4.5905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8506" calcext:value-type="float">
            <text:p>4.485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67961" calcext:value-type="float">
            <text:p>3.6796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3745" calcext:value-type="float">
            <text:p>4.5374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3148" calcext:value-type="float">
            <text:p>4.6314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1439" calcext:value-type="float">
            <text:p>4.514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2089" calcext:value-type="float">
            <text:p>3.7208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55829" calcext:value-type="float">
            <text:p>4.55829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66215" calcext:value-type="float">
            <text:p>4.662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53399" calcext:value-type="float">
            <text:p>4.533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3351" calcext:value-type="float">
            <text:p>3.733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56897" calcext:value-type="float">
            <text:p>4.5689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088" calcext:value-type="float">
            <text:p>4.70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641" calcext:value-type="float">
            <text:p>4.564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77029" calcext:value-type="float">
            <text:p>3.770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58744" calcext:value-type="float">
            <text:p>4.5874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75635" calcext:value-type="float">
            <text:p>4.756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932" calcext:value-type="float">
            <text:p>4.59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79907" calcext:value-type="float">
            <text:p>3.799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075" calcext:value-type="float">
            <text:p>4.607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78767" calcext:value-type="float">
            <text:p>4.7876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61767" calcext:value-type="float">
            <text:p>4.61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81988" calcext:value-type="float">
            <text:p>3.81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1807" calcext:value-type="float">
            <text:p>4.61807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83538" calcext:value-type="float">
            <text:p>4.835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4761" calcext:value-type="float">
            <text:p>4.647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5676" calcext:value-type="float">
            <text:p>3.856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63772" calcext:value-type="float">
            <text:p>4.6377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87669" calcext:value-type="float">
            <text:p>4.876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7017" calcext:value-type="float">
            <text:p>4.67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7328" calcext:value-type="float">
            <text:p>3.873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65014" calcext:value-type="float">
            <text:p>4.6501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9229" calcext:value-type="float">
            <text:p>4.922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9707" calcext:value-type="float">
            <text:p>4.697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0375" calcext:value-type="float">
            <text:p>3.9037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66586" calcext:value-type="float">
            <text:p>4.66586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98749" calcext:value-type="float">
            <text:p>4.9874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3836" calcext:value-type="float">
            <text:p>4.7383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94075" calcext:value-type="float">
            <text:p>3.940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69307" calcext:value-type="float">
            <text:p>4.6930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0293" calcext:value-type="float">
            <text:p>5.02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76281" calcext:value-type="float">
            <text:p>4.7628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6559" calcext:value-type="float">
            <text:p>3.9655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0511" calcext:value-type="float">
            <text:p>4.70511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09126" calcext:value-type="float">
            <text:p>5.091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8966" calcext:value-type="float">
            <text:p>4.789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9611" calcext:value-type="float">
            <text:p>3.996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71709" calcext:value-type="float">
            <text:p>4.71709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14749" calcext:value-type="float">
            <text:p>5.1474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2071" calcext:value-type="float">
            <text:p>4.8207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2288" calcext:value-type="float">
            <text:p>4.022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73557" calcext:value-type="float">
            <text:p>4.73557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22019" calcext:value-type="float">
            <text:p>5.2201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6135" calcext:value-type="float">
            <text:p>4.861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06418" calcext:value-type="float">
            <text:p>4.064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76216" calcext:value-type="float">
            <text:p>4.7621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27141" calcext:value-type="float">
            <text:p>5.2714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8785" calcext:value-type="float">
            <text:p>4.8878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09147" calcext:value-type="float">
            <text:p>4.091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4" calcext:value-type="float">
            <text:p>0.30633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311047" calcext:value-type="float">
            <text:p>0.311047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77528" calcext:value-type="float">
            <text:p>4.77528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33687" calcext:value-type="float">
            <text:p>5.3368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91999" calcext:value-type="float">
            <text:p>4.919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2278" calcext:value-type="float">
            <text:p>4.1227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4" calcext:value-type="float">
            <text:p>0.315384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79249" calcext:value-type="float">
            <text:p>4.7924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42413" calcext:value-type="float">
            <text:p>5.424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.95366" calcext:value-type="float">
            <text:p>4.9536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5854" calcext:value-type="float">
            <text:p>4.158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81063" calcext:value-type="float">
            <text:p>4.81063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49313" calcext:value-type="float">
            <text:p>5.493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8434" calcext:value-type="float">
            <text:p>4.984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82288" calcext:value-type="float">
            <text:p>4.82288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8351" calcext:value-type="float">
            <text:p>5.583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01687" calcext:value-type="float">
            <text:p>5.016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22349" calcext:value-type="float">
            <text:p>4.2234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9" calcext:value-type="float">
            <text:p>0.342079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84379" calcext:value-type="float">
            <text:p>4.84379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68141" calcext:value-type="float">
            <text:p>5.6814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575" calcext:value-type="float">
            <text:p>5.057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2692" calcext:value-type="float">
            <text:p>4.26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4.86649" calcext:value-type="float">
            <text:p>4.8664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75932" calcext:value-type="float">
            <text:p>5.7593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08851" calcext:value-type="float">
            <text:p>5.088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0217" calcext:value-type="float">
            <text:p>4.302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73" calcext:value-type="float">
            <text:p>0.201773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4993" calcext:value-type="float">
            <text:p>0.354993</text:p>
          </table:table-cell>
          <table:table-cell office:value-type="float" office:value="0.363777" calcext:value-type="float">
            <text:p>0.363777</text:p>
          </table:table-cell>
          <table:table-cell table:number-columns-repeated="2" office:value-type="float" office:value="1.7987" calcext:value-type="float">
            <text:p>1.7987</text:p>
          </table:table-cell>
          <table:table-cell office:value-type="float" office:value="4.87966" calcext:value-type="float">
            <text:p>4.87966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5.8737" calcext:value-type="float">
            <text:p>5.873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13307" calcext:value-type="float">
            <text:p>5.133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4196" calcext:value-type="float">
            <text:p>4.341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3" calcext:value-type="float">
            <text:p>0.372773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4.90211" calcext:value-type="float">
            <text:p>4.9021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.97945" calcext:value-type="float">
            <text:p>5.9794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16489" calcext:value-type="float">
            <text:p>5.164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7552" calcext:value-type="float">
            <text:p>4.375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4.91749" calcext:value-type="float">
            <text:p>4.91749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09846" calcext:value-type="float">
            <text:p>6.0984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1987" calcext:value-type="float">
            <text:p>5.19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0731" calcext:value-type="float">
            <text:p>4.407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4.93069" calcext:value-type="float">
            <text:p>4.9306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20628" calcext:value-type="float">
            <text:p>6.206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23941" calcext:value-type="float">
            <text:p>5.2394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4477" calcext:value-type="float">
            <text:p>4.4447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2" calcext:value-type="float">
            <text:p>0.39012</text:p>
          </table:table-cell>
          <table:table-cell office:value-type="float" office:value="0.398803" calcext:value-type="float">
            <text:p>0.398803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4.95064" calcext:value-type="float">
            <text:p>4.9506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35224" calcext:value-type="float">
            <text:p>6.352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7885" calcext:value-type="float">
            <text:p>5.278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005" calcext:value-type="float">
            <text:p>4.490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4.96942" calcext:value-type="float">
            <text:p>4.9694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52024" calcext:value-type="float">
            <text:p>6.520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2053" calcext:value-type="float">
            <text:p>5.3205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2947" calcext:value-type="float">
            <text:p>4.529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4" calcext:value-type="float">
            <text:p>0.413764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" calcext:value-type="float">
            <text:p>0.41687</text:p>
          </table:table-cell>
          <table:table-cell table:number-columns-repeated="2" office:value-type="float" office:value="1.79796" calcext:value-type="float">
            <text:p>1.79796</text:p>
          </table:table-cell>
          <table:table-cell office:value-type="float" office:value="4.98673" calcext:value-type="float">
            <text:p>4.9867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6.69047" calcext:value-type="float">
            <text:p>6.6904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36159" calcext:value-type="float">
            <text:p>5.3615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57406" calcext:value-type="float">
            <text:p>4.574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7" calcext:value-type="float">
            <text:p>0.233247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29" calcext:value-type="float">
            <text:p>0.422629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00449" calcext:value-type="float">
            <text:p>5.0044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10848" calcext:value-type="float">
            <text:p>7.1084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.4585" calcext:value-type="float">
            <text:p>5.45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6675" calcext:value-type="float">
            <text:p>4.66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9" calcext:value-type="float">
            <text:p>0.44069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04669" calcext:value-type="float">
            <text:p>5.0466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33255" calcext:value-type="float">
            <text:p>7.3325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8806" calcext:value-type="float">
            <text:p>5.488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9843" calcext:value-type="float">
            <text:p>4.698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05644" calcext:value-type="float">
            <text:p>5.0564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7.56979" calcext:value-type="float">
            <text:p>7.5697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.53345" calcext:value-type="float">
            <text:p>5.533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74309" calcext:value-type="float">
            <text:p>4.74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" calcext:value-type="float">
            <text:p>0.45859</text:p>
          </table:table-cell>
          <table:table-cell office:value-type="float" office:value="0.45439" calcext:value-type="float">
            <text:p>0.45439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07235" calcext:value-type="float">
            <text:p>5.07235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.91791" calcext:value-type="float">
            <text:p>7.917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.58476" calcext:value-type="float">
            <text:p>5.5847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80071" calcext:value-type="float">
            <text:p>4.800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5" calcext:value-type="float">
            <text:p>0.259975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6" calcext:value-type="float">
            <text:p>0.467606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09185" calcext:value-type="float">
            <text:p>5.09185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8.2667" calcext:value-type="float">
            <text:p>8.266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63093" calcext:value-type="float">
            <text:p>5.630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84355" calcext:value-type="float">
            <text:p>4.843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4" calcext:value-type="float">
            <text:p>0.476584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" calcext:value-type="float">
            <text:p>0.48008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1082" calcext:value-type="float">
            <text:p>5.1082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8.64656" calcext:value-type="float">
            <text:p>8.6465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.6826" calcext:value-type="float">
            <text:p>5.682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9979" calcext:value-type="float">
            <text:p>4.899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1" calcext:value-type="float">
            <text:p>0.48851</text:p>
          </table:table-cell>
          <table:table-cell table:number-columns-repeated="2" office:value-type="float" office:value="1.79838" calcext:value-type="float">
            <text:p>1.79838</text:p>
          </table:table-cell>
          <table:table-cell office:value-type="float" office:value="5.12513" calcext:value-type="float">
            <text:p>5.12513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9.15955" calcext:value-type="float">
            <text:p>9.1595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.72931" calcext:value-type="float">
            <text:p>5.7293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4384" calcext:value-type="float">
            <text:p>4.9438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9" calcext:value-type="float">
            <text:p>0.275019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3" calcext:value-type="float">
            <text:p>0.276683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6" calcext:value-type="float">
            <text:p>0.494526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17" calcext:value-type="float">
            <text:p>0.497617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14056" calcext:value-type="float">
            <text:p>5.14056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9.74505" calcext:value-type="float">
            <text:p>9.74505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5.78077" calcext:value-type="float">
            <text:p>5.7807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99769" calcext:value-type="float">
            <text:p>4.997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7" calcext:value-type="float">
            <text:p>0.278537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8" calcext:value-type="float">
            <text:p>0.503518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15752" calcext:value-type="float">
            <text:p>5.15752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0.4644" calcext:value-type="float">
            <text:p>10.464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.82645" calcext:value-type="float">
            <text:p>5.826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03988" calcext:value-type="float">
            <text:p>5.039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14" calcext:value-type="float">
            <text:p>0.285014</text:p>
          </table:table-cell>
          <table:table-cell office:value-type="float" office:value="0.28359" calcext:value-type="float">
            <text:p>0.28359</text:p>
          </table:table-cell>
          <table:table-cell office:value-type="float" office:value="0.286997" calcext:value-type="float">
            <text:p>0.286997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38" calcext:value-type="float">
            <text:p>0.512438</text:p>
          </table:table-cell>
          <table:table-cell office:value-type="float" office:value="0.509617" calcext:value-type="float">
            <text:p>0.509617</text:p>
          </table:table-cell>
          <table:table-cell office:value-type="float" office:value="0.51613" calcext:value-type="float">
            <text:p>0.5161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17089" calcext:value-type="float">
            <text:p>5.17089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1.1334" calcext:value-type="float">
            <text:p>11.133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5.88506" calcext:value-type="float">
            <text:p>5.8850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09933" calcext:value-type="float">
            <text:p>5.099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29" calcext:value-type="float">
            <text:p>0.290029</text:p>
          </table:table-cell>
          <table:table-cell office:value-type="float" office:value="0.288313" calcext:value-type="float">
            <text:p>0.288313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18" calcext:value-type="float">
            <text:p>0.521418</text:p>
          </table:table-cell>
          <table:table-cell office:value-type="float" office:value="0.51782" calcext:value-type="float">
            <text:p>0.51782</text:p>
          </table:table-cell>
          <table:table-cell office:value-type="float" office:value="0.526007" calcext:value-type="float">
            <text:p>0.526007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18912" calcext:value-type="float">
            <text:p>5.18912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2.2471" calcext:value-type="float">
            <text:p>12.247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.94143" calcext:value-type="float">
            <text:p>5.941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15651" calcext:value-type="float">
            <text:p>5.156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1" calcext:value-type="float">
            <text:p>0.295021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" calcext:value-type="float">
            <text:p>0.53044</text:p>
          </table:table-cell>
          <table:table-cell office:value-type="float" office:value="0.526987" calcext:value-type="float">
            <text:p>0.526987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20407" calcext:value-type="float">
            <text:p>5.2040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3.7617" calcext:value-type="float">
            <text:p>13.7617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5.99706" calcext:value-type="float">
            <text:p>5.997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.21424" calcext:value-type="float">
            <text:p>5.214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4" calcext:value-type="float">
            <text:p>0.300034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3" calcext:value-type="float">
            <text:p>0.3022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2" calcext:value-type="float">
            <text:p>0.539352</text:p>
          </table:table-cell>
          <table:table-cell office:value-type="float" office:value="0.53535" calcext:value-type="float">
            <text:p>0.53535</text:p>
          </table:table-cell>
          <table:table-cell office:value-type="float" office:value="0.543037" calcext:value-type="float">
            <text:p>0.54303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22156" calcext:value-type="float">
            <text:p>5.22156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15.7455" calcext:value-type="float">
            <text:p>15.7455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06018" calcext:value-type="float">
            <text:p>6.060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27376" calcext:value-type="float">
            <text:p>5.27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49" calcext:value-type="float">
            <text:p>0.305049</text:p>
          </table:table-cell>
          <table:table-cell office:value-type="float" office:value="0.302193" calcext:value-type="float">
            <text:p>0.302193</text:p>
          </table:table-cell>
          <table:table-cell office:value-type="float" office:value="0.306967" calcext:value-type="float">
            <text:p>0.306967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39" calcext:value-type="float">
            <text:p>0.54839</text:p>
          </table:table-cell>
          <table:table-cell office:value-type="float" office:value="0.543407" calcext:value-type="float">
            <text:p>0.543407</text:p>
          </table:table-cell>
          <table:table-cell office:value-type="float" office:value="0.551887" calcext:value-type="float">
            <text:p>0.551887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5.23404" calcext:value-type="float">
            <text:p>5.23404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18.2507" calcext:value-type="float">
            <text:p>18.2507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.12268" calcext:value-type="float">
            <text:p>6.122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33868" calcext:value-type="float">
            <text:p>5.338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9982" calcext:value-type="float">
            <text:p>0.309982</text:p>
          </table:table-cell>
          <table:table-cell office:value-type="float" office:value="0.308503" calcext:value-type="float">
            <text:p>0.30850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309989" calcext:value-type="float">
            <text:p>0.309989</text:p>
          </table:table-cell>
          <table:table-cell office:value-type="float" office:value="0.308213" calcext:value-type="float">
            <text:p>0.308213</text:p>
          </table:table-cell>
          <table:table-cell office:value-type="float" office:value="0.311383" calcext:value-type="float">
            <text:p>0.311383</text:p>
          </table:table-cell>
          <table:table-cell office:value-type="float" office:value="0.557329" calcext:value-type="float">
            <text:p>0.557329</text:p>
          </table:table-cell>
          <table:table-cell office:value-type="float" office:value="0.554978" calcext:value-type="float">
            <text:p>0.554978</text:p>
          </table:table-cell>
          <table:table-cell office:value-type="float" office:value="0.560423" calcext:value-type="float">
            <text:p>0.560423</text:p>
          </table:table-cell>
          <table:table-cell office:value-type="float" office:value="0.557346" calcext:value-type="float">
            <text:p>0.557346</text:p>
          </table:table-cell>
          <table:table-cell office:value-type="float" office:value="0.554765" calcext:value-type="float">
            <text:p>0.554765</text:p>
          </table:table-cell>
          <table:table-cell office:value-type="float" office:value="0.561732" calcext:value-type="float">
            <text:p>0.561732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5.25189" calcext:value-type="float">
            <text:p>5.2518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3.8969" calcext:value-type="float">
            <text:p>23.8969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6.17866" calcext:value-type="float">
            <text:p>6.1786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39596" calcext:value-type="float">
            <text:p>5.3959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18" calcext:value-type="float">
            <text:p>0.315018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315813" calcext:value-type="float">
            <text:p>0.315813</text:p>
          </table:table-cell>
          <table:table-cell office:value-type="float" office:value="0.315007" calcext:value-type="float">
            <text:p>0.315007</text:p>
          </table:table-cell>
          <table:table-cell office:value-type="float" office:value="0.312313" calcext:value-type="float">
            <text:p>0.312313</text:p>
          </table:table-cell>
          <table:table-cell office:value-type="float" office:value="0.316777" calcext:value-type="float">
            <text:p>0.316777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56362" calcext:value-type="float">
            <text:p>0.56362</text:p>
          </table:table-cell>
          <table:table-cell office:value-type="float" office:value="0.569487" calcext:value-type="float">
            <text:p>0.569487</text:p>
          </table:table-cell>
          <table:table-cell office:value-type="float" office:value="0.566494" calcext:value-type="float">
            <text:p>0.566494</text:p>
          </table:table-cell>
          <table:table-cell office:value-type="float" office:value="0.561693" calcext:value-type="float">
            <text:p>0.561693</text:p>
          </table:table-cell>
          <table:table-cell office:value-type="float" office:value="0.570587" calcext:value-type="float">
            <text:p>0.570587</text:p>
          </table:table-cell>
          <table:table-cell office:value-type="float" office:value="1.79834" calcext:value-type="float">
            <text:p>1.79834</text:p>
          </table:table-cell>
          <table:table-cell office:value-type="float" office:value="1.79835" calcext:value-type="float">
            <text:p>1.79835</text:p>
          </table:table-cell>
          <table:table-cell office:value-type="float" office:value="5.26472" calcext:value-type="float">
            <text:p>5.26472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39.481" calcext:value-type="float">
            <text:p>39.481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6.24867" calcext:value-type="float">
            <text:p>6.2486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46756" calcext:value-type="float">
            <text:p>5.4675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0.318994" calcext:value-type="float">
            <text:p>0.318994</text:p>
          </table:table-cell>
          <table:table-cell office:value-type="float" office:value="0.320784" calcext:value-type="float">
            <text:p>0.320784</text:p>
          </table:table-cell>
          <table:table-cell office:value-type="float" office:value="0.320019" calcext:value-type="float">
            <text:p>0.320019</text:p>
          </table:table-cell>
          <table:table-cell office:value-type="float" office:value="0.318178" calcext:value-type="float">
            <text:p>0.318178</text:p>
          </table:table-cell>
          <table:table-cell office:value-type="float" office:value="0.321102" calcext:value-type="float">
            <text:p>0.321102</text:p>
          </table:table-cell>
          <table:table-cell office:value-type="float" office:value="0.575325" calcext:value-type="float">
            <text:p>0.575325</text:p>
          </table:table-cell>
          <table:table-cell office:value-type="float" office:value="0.57221" calcext:value-type="float">
            <text:p>0.57221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75343" calcext:value-type="float">
            <text:p>0.575343</text:p>
          </table:table-cell>
          <table:table-cell office:value-type="float" office:value="0.571052" calcext:value-type="float">
            <text:p>0.571052</text:p>
          </table:table-cell>
          <table:table-cell office:value-type="float" office:value="0.578432" calcext:value-type="float">
            <text:p>0.578432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27838" calcext:value-type="float">
            <text:p>5.27838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441.344" calcext:value-type="float">
            <text:p>441.344</text:p>
          </table:table-cell>
          <table:table-cell office:value-type="float" office:value="1" calcext:value-type="float">
            <text:p>1</text:p>
          </table:table-cell>
          <table:table-cell office:value-type="float" office:value="7317" calcext:value-type="float">
            <text:p>7317</text:p>
          </table:table-cell>
          <table:table-cell office:value-type="float" office:value="6.32005" calcext:value-type="float">
            <text:p>6.320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53178" calcext:value-type="float">
            <text:p>5.531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323769" calcext:value-type="float">
            <text:p>0.323769</text:p>
          </table:table-cell>
          <table:table-cell office:value-type="float" office:value="0.325766" calcext:value-type="float">
            <text:p>0.325766</text:p>
          </table:table-cell>
          <table:table-cell office:value-type="float" office:value="0.324679" calcext:value-type="float">
            <text:p>0.324679</text:p>
          </table:table-cell>
          <table:table-cell office:value-type="float" office:value="0.323439" calcext:value-type="float">
            <text:p>0.323439</text:p>
          </table:table-cell>
          <table:table-cell office:value-type="float" office:value="0.325797" calcext:value-type="float">
            <text:p>0.325797</text:p>
          </table:table-cell>
          <table:table-cell office:value-type="float" office:value="0.584549" calcext:value-type="float">
            <text:p>0.584549</text:p>
          </table:table-cell>
          <table:table-cell office:value-type="float" office:value="0.581999" calcext:value-type="float">
            <text:p>0.581999</text:p>
          </table:table-cell>
          <table:table-cell office:value-type="float" office:value="0.587164" calcext:value-type="float">
            <text:p>0.587164</text:p>
          </table:table-cell>
          <table:table-cell office:value-type="float" office:value="0.584126" calcext:value-type="float">
            <text:p>0.584126</text:p>
          </table:table-cell>
          <table:table-cell office:value-type="float" office:value="0.581843" calcext:value-type="float">
            <text:p>0.581843</text:p>
          </table:table-cell>
          <table:table-cell office:value-type="float" office:value="0.586429" calcext:value-type="float">
            <text:p>0.586429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1.79908" calcext:value-type="float">
            <text:p>1.79908</text:p>
          </table:table-cell>
          <table:table-cell office:value-type="float" office:value="5.2931" calcext:value-type="float">
            <text:p>5.2931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1-23T09:52:22.993048658</dc:date>
    <meta:editing-duration>PT4H54M35S</meta:editing-duration>
    <meta:editing-cycles>9</meta:editing-cycles>
    <meta:generator>LibreOffice/7.3.7.2$Linux_AARCH64 LibreOffice_project/30$Build-2</meta:generator>
    <meta:document-statistic meta:table-count="1" meta:cell-count="14013" meta:object-count="0"/>
  </office:meta>
</office:document-meta>
</file>